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1.999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4.258cm"/>
    </style:style>
    <style:style style:name="co12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ed chromos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4" calcext:value-type="float">
            <text:p>0,0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565685424949239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2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3,-1,1,-1,-3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-2,0,-3,1,-3,2,-1,1,-1,-2,2,-2,1,0,-2,2,-1,0,2,-1,0,-2,1,-3,1,0,-1,2,-1,-2,-1,-1,0,2,-2,1,-3,-2,2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8" calcext:value-type="float">
            <text:p>0,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800000000000001" calcext:value-type="float">
            <text:p>0,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1,3,-1,2,1,-1,-2,-3,-3,2,0,-1,-2,-2,2,2,-1,0,-2,-3,2,-1,1,-1,-3,2,-2,1,0,-2,2,1,0,1,3,0,-3,1,-3,1,0,0,2,-1,-3,-1,-1,0,-3,1,1,-2,-2,1,-3,1,1,-3,1,1,-1,-1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6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979795897113271" calcext:value-type="float">
            <text:p>0,0979795897113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2,-3,1,2,-3,1,1,-3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" calcext:value-type="float">
            <text:p>0,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2,1,-1,2,-1,-3,2,0,-1,-2,-2,-1,2,-1,0,-3,2,0,1,-1,-2,-3,-2,-3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-1,0,1,0,-3,1,-3,2,-1,1,-1,-2,2,-2,1,0,-2,2,1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2,-2,2,2,1,0,1,-3,2,-1,1,-1,-3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1,-3,1,0,-1,2,-1,-3,-1,-1,0,2,-1,1,-2,-2,2,-3,1,2,-3,1,1,-3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1,-2,-3,1,-3,1,-3,1,1,2,-2,-1,-3,2,-2,-1,2,-2,1,-1,-3,2,-1,1,1,-1,-2,-3,-2,-3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2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3,2,-2,1,-1,-3,2,-1,1,2,-3,0,-2,0,-2,-2,0,-2,2,2,0,0,1,-3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0,-1,-2,-2,2,2,-1,0,1,-3,2,-1,1,-1,-2,2,-2,1,0,-2,2,1,0,0,-3,-3,-1,-1,2,-2,-2,2,0,-3,-3,-1,-2,-1,-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1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2,1,1,-2,-2,1,-3,1,2,-3,1,1,-1,0,0,1,2,-3,1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-1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3,3,-1,2,0,1,-2,-3,-3,2,0,-1,-2,-2,2,2,-1,0,1,-3,2,-1,2,-1,-2,2,-2,1,0,-2,2,1,0,0,-3,0,2,1,-3,1,0,0,2,-1,-3,-1,-1,0,-3,1,1,-2,-2,-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1,1,1,-2,-3,-3,2,1,-1,-2,-2,2,2,0,-3,1,-3,2,-1,1,-1,-2,2,-2,1,0,-2,2,1,0,0,-3,0,2,1,-3,1,0,2,2,-1,-3,-1,-1,0,-3,1,1,-2,-2,1,-3,1,2,-3,1,-2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2,-1,1,2,0,3,-3,1,-1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0,1,-3,-1,-1,2,-2,-2,2,0,-3,-3,-1,-2,-1,1,2,0,3,1,1,-1,-3,-3,-2,1,3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0,-3,-3,2,2,-2,3,-1,2,1,1,-2,-3,-3,2,0,-1,-2,-2,2,2,-1,0,1,-3,2,-1,1,-1,-2,2,-2,1,0,-2,2,1,0,0,-3,0,2,1,-3,1,0,0,2,-1,-3,-1,-1,0,-3,1,1,-2,-2,1,-3,1,2,-3,1,1,-1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-1,1,-2,-2,-3,-3,-3,2,-2,3,-1,2,0,3,-2,-3,-3,2,0,-1,-2,-2,2,2,-1,0,1,-3,2,-1,1,-1,-3,2,-2,1,0,-2,2,1,0,0,-3,0,2,1,-3,1,0,2,2,-1,-3,-1,-1,0,-3,1,1,-2,-2,1,-3,1,2,-3,1,1,-1,0,0,3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3,-3,-3,2,-2,3,-1,2,1,1,-2,-3,-3,2,-1,-1,1,-1,0,1,0,-3,1,-3,2,-1,1,-1,-2,2,-2,1,3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0,3,-2,-3,-3,2,0,-1,-2,-2,2,2,-1,0,1,-3,2,-1,1,-1,-3,2,-2,1,0,-2,2,1,0,0,-3,0,2,1,-3,1,0,0,2,-1,-3,-1,-1,0,-3,1,1,-2,-2,1,-3,1,2,-3,-1,-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3,2,1,1,-2,-3,-3,2,-1,-1,1,-1,0,1,0,-3,1,1,2,-1,2,-1,-1,2,-2,1,0,-2,2,1,0,0,-3,0,2,1,-3,-2,-2,2,0,0,-3,-1,-2,-1,1,2,0,3,1,-2,-1,-3,-3,-2,1,3,-1,1,1,-3,-3,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5878746110306" calcext:value-type="float">
            <text:p>0,1758787461103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1,1,-1,0,1,-3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-1,-3,2,-1,1,2,-3,0,-2,0,-2,-2,0,-1,2,2,0,0,1,-3,-1,-1,2,-2,-2,2,0,-3,-3,-1,-2,-1,1,2,0,3,1,1,-1,-3,-3,-2,1,3,-1,1,1,-3,-3,2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1,-2,-3,-3,2,-1,-1,1,-1,0,1,0,-3,1,-3,2,-1,2,-1,-2,2,-2,1,0,-2,2,1,0,0,-3,0,2,1,-3,-2,-2,2,0,-3,-3,-1,-2,-1,1,2,0,3,1,-2,-1,-3,-3,-2,1,3,-1,1,1,-3,-3,2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2,2,-2,1,0,-2,2,-1,0,2,-1,0,0,1,-3,1,0,-1,2,-1,-3,-1,-1,0,2,-1,1,-2,-2,2,-3,1,2,-3,1,1,-3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-1,-1,1,-1,0,1,0,-3,1,-3,2,-1,1,1,-2,2,-2,1,0,3,2,1,0,0,-3,0,2,1,-3,1,0,-1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-2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2,1,-1,0,1,0,-3,1,-3,2,-1,1,-1,-2,2,-2,1,0,-2,2,-1,0,2,-1,1,0,2,-3,1,0,-1,2,-1,-3,-1,-1,0,2,-1,1,-2,-2,2,-3,1,1,-3,1,1,-3,0,0,1,2,-3,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1,-2,-2,-3,-3,-3,2,-2,3,-1,2,1,1,-2,-3,-3,2,0,-1,-2,-2,2,2,-1,0,1,2,2,-1,1,-1,0,2,-2,1,0,-2,2,1,0,0,-3,0,2,1,-3,1,0,0,-3,-1,-3,-1,-1,-2,-3,1,1,-1,-2,1,-3,1,2,-2,0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2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1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-3,1,1,2,-2,-1,-3,2,-2,-1,2,-2,1,-1,-3,2,-1,1,2,-3,0,-2,0,-2,-2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475208614068" calcext:value-type="float">
            <text:p>0,184752086140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-2,-1,-2,-3,1,0,0,1,1,-2,0,2,2,0,0,0,2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-2,0,-1,2,2,0,0,1,-3,-1,-1,2,-2,-2,2,0,-3,-3,-1,-2,-1,1,2,0,3,1,1,-1,-3,-3,-2,1,3,-1,1,1,-3,-3,-3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2,2,0,-1,-2,-2,2,2,-1,0,1,-3,0,2,1,-3,-2,2,-2,1,0,-2,2,1,0,0,-3,0,2,1,-3,1,0,0,2,-1,1,-1,-1,0,-3,2,1,-2,-2,1,-3,3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0,-1,-2,-2,2,2,-1,0,1,-3,2,-1,1,-1,-3,2,-2,1,0,-2,2,1,0,1,-3,0,2,1,-3,1,0,0,2,-1,-3,-1,-1,0,-3,1,1,-2,-2,1,-3,1,2,-3,1,1,-1,-1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2,0,-1,-2,-2,-1,2,-1,2,-2,0,1,-1,-2,1,1,-3,-1,-2,0,-1,2,2,0,0,1,-3,-1,-1,2,-2,-2,2,0,-3,-3,-1,-2,-1,1,2,0,3,1,1,-1,-3,-3,-2,1,3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" calcext:value-type="float">
            <text:p>0,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2,2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0,-1,2,1,-1,-2,-3,-3,2,-1,-1,1,-1,0,1,0,-3,1,-3,2,-1,1,-1,-2,2,-2,1,0,-2,2,-1,0,2,-1,0,0,1,-3,1,0,-1,2,-1,-3,-1,-1,0,2,-1,1,-2,-2,2,-3,1,2,-3,1,1,-3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06559111797729" calcext:value-type="float">
            <text:p>0,2065591117977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3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-2,-2,-1,2,-1,0,-3,2,0,1,-1,-2,-3,-2,-3,0,-2,-2,2,-2,1,1,0,0,2,-2,1,-1,-3,-1,-3,2,1,-3,0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3,-2,1,-2,-3,1,-3,1,-3,1,1,2,-2,-1,-3,2,-2,-1,2,-2,1,-1,-3,2,0,1,2,-3,0,-2,0,-2,-2,0,-1,2,2,0,-1,1,-3,-1,-1,2,-2,-2,2,0,-3,-3,-1,-2,-1,1,2,0,3,1,1,-1,-3,-3,-2,1,3,-1,1,1,-3,-3,2,0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3,-1,2,1,-1,-2,-3,-3,2,0,-1,-2,-2,2,2,-1,0,1,-3,2,-1,1,-1,-2,2,-2,1,0,-2,2,1,0,0,-3,0,2,1,-2,1,0,-2,2,-1,-3,-1,-1,0,-3,1,1,-2,-2,1,-3,1,2,-3,1,2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214165045389454" calcext:value-type="float">
            <text:p>0,2141650453894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6641024123626" calcext:value-type="float">
            <text:p>0,2166410241236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-1,2,-2,-2,2,0,-3,-3,-1,-2,-1,1,2,0,3,1,1,-1,-3,-3,-2,1,3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2,-1,-3,2,-1,1,2,-3,0,-2,0,-2,-2,0,-1,2,2,0,0,1,-3,-1,-2,2,-2,-2,2,0,-3,-2,-1,-2,-1,2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0,-2,2,-3,1,2,1,1,1,-3,0,0,1,2,-3,3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0,-1,-2,-2,2,2,-1,0,-3,2,-2,2,-3,0,-2,0,-2,-2,0,-1,2,2,0,0,1,-3,-1,-1,3,2,-2,2,0,-3,-3,-1,-2,-1,1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0,-1,2,-1,-3,2,0,-1,-2,-2,-1,2,-1,2,-2,0,1,-1,-2,1,1,-3,-1,2,1,-1,-1,1,0,-1,-3,-2,0,1,-1,1,1,-1,-3,-3,-2,-3,-2,0,1,1,-2,-2,-3,1,-1,-3,-3,-2,1,3,-1,1,1,-3,-3,2,0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3904741649955" calcext:value-type="float">
            <text:p>0,2239047416499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3,-3,2,-1,-1,1,-1,0,1,0,-3,1,-3,2,-1,1,-1,-2,2,-2,1,0,-2,2,-1,0,2,-1,0,0,1,-3,1,0,-1,2,-1,-3,-1,-1,0,2,-1,0,3,1,-1,-1,-3,-3,-2,1,3,-1,1,-3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1,-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-2,-2,-2,-2,1,-2,-2,2,-3,-1,2,1,-1,2,-1,-3,2,0,-1,-2,-2,-1,2,-1,2,-3,2,1,1,-1,-2,-3,-2,-3,0,-2,-2,2,-2,1,1,0,0,2,-2,1,-1,-3,-1,2,-1,-3,-1,-1,0,2,-1,1,-2,-2,2,-3,1,2,-3,3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-3,1,-1,2,-1,-3,2,0,-1,-2,-2,-1,2,-1,0,-3,2,0,1,-1,-2,-3,-2,-3,-2,0,-1,2,2,0,0,1,-3,-1,-1,2,-2,-2,2,0,-3,-3,-1,-2,-1,1,2,0,3,1,1,-3,-3,-3,-2,3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-1,-1,1,-1,0,1,0,-3,1,-3,2,-1,1,-1,-2,2,-2,1,0,-2,2,1,0,0,-3,0,2,1,-3,1,0,0,2,-1,-3,-1,-1,0,-3,1,1,-2,-2,1,-3,1,2,-3,1,1,-1,0,0,1,2,-3,2]</text:p>
          </table:table-cell>
          <table:table-cell office:value-type="float" office:value="0.230358900031719" calcext:value-type="float">
            <text:p>0,2303589000317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3,2,1,1,-2,-3,-3,2,0,-1,-2,-2,2,2,-1,0,1,-3,2,-1,1,-1,-2,2,-2,1,0,-2,2,1,0,0,-3,0,2,1,-3,1,0,0,2,-1,-3,-1,-1,0,-3,1,1,-2,-2,1,-3,1,2,-3,1,1,-1,0,0,1,0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1,-2,-3,-3,-3,2,-2,3,-1,2,0,1,-2,-3,-3,2,0,-1,-2,-2,2,2,-1,0,1,-3,2,-1,1,-1,0,-2,-2,1,0,-2,2,1,0,0,-3,0,2,1,-3,1,0,0,2,-1,-3,-1,-1,0,-3,1,1,-2,-2,1,-3,1,2,-3,2,1,-1,0,0,1,2,-3,2]</text:p>
          </table:table-cell>
          <table:table-cell office:value-type="float" office:value="0.233238075793812" calcext:value-type="float">
            <text:p>0,2332380757938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0,1,0,-3,1,-3,2,-1,1,-1,-2,2,-2,1,0,-2,2,-1,0,2,-1,0,0,1,-3,1,0,-1,2,-1,-3,-1,-1,0,2,-1,1,-2,-2,2,-3,1,2,-3,1,1,-3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2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2,1,1,-2,-3,-3,2,1,-1,-2,-2,2,2,0,-3,1,-3,2,-1,1,-1,-2,2,-2,1,0,-2,2,-1,0,2,-1,0,-2,1,-3,1,0,-1,2,-1,-2,-1,-1,0,2,-2,1,-3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2,1,-1,0,1,0,-3,1,-3,2,-1,1,-1,-2,2,-2,1,0,-2,2,1,0,2,-1,0,0,1,-3,1,0,-1,2,-1,-3,-1,-1,0,2,-1,1,-2,-2,2,-3,1,-3,-3,1,1,-3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0,-2,-2,-3,-3,-3,2,-2,3,-1,2,1,1,-2,-3,-3,2,-1,-1,-1,-1,0,1,0,-3,1,-1,1,-1,1,-1,-2,2,-2,1,0,-2,2,1,0,0,-3,0,2,1,-3,1,0,-1,2,-1,-3,-1,-1,0,-3,1,1,-2,-2,1,-3,1,2,-3,1,1,-1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1,0,-2,1,-3,1,0,-1,2,-1,-2,-1,-1,0,2,-2,1,-3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1,2,-1,-1,1,-1,0,1,0,-3,1,-2,2,-1,1,-1,-2,3,-2,-2,0,-1,2,-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-3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0,-2,2,1,-3,-2,1,-2,-3,1,-3,1,-3,1,1,2,-2,-1,2,0,-1,-2,-2,-1,2,-1,2,-2,0,1,-1,-2,1,1,-3,-1,0,-2,-2,2,-2,1,1,0,0,2,-2,1,-1,-3,-1,-3,2,1,-3,0,0,1,-2,-1,-2,-3,1,-1,0,1,1,-2,0,2,2,0,0,0,2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3,-3,-3,2,-2,3,-1,2,1,1,-2,-3,-3,2,1,-1,1,-1,0,1,0,-3,1,-3,2,-1,1,-1,-2,2,-2,1,0,-2,2,1,0,0,-3,0,2,1,-3,1,0,0,2,-1,-3,-1,-1,0,-3,1,1,-2,-2,2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8730108082368" calcext:value-type="float">
            <text:p>0,2487301080823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-2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-2,-2,0,-2,-2,0,-1,2,2,0,0,1,-3,-1,-1,2,-2,-2,2,0,-3,-3,-1,-2,-1,1,2,0,3,-3,1,-1,-3,-3,-2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-2,0,2,-2,-3,-3,-2,2,-3,-1,1,0,0,2,-3,0,0,-3,-1,-2,2,0,-1,-3,-2,0,1,-2,-1,-2,1,2,1,2,-3,0,0,-1,-3,-3,0,-3,0,2,-1,1,1,-1,0,1,2,1,2,0,1,-2,1,0,0,-2,0,1,2,2,0,1,-1,-2,-3,1,-1,0,1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1,0,-2,2,1,0,2,-2,0,2,1,-3,1,0,-1,2,-1,-3,-1,-1,0,2,-1,1,-2,-2,1,-3,1,2,-3,1,1,-1,0,0,1,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-1,2,2,0,0,1,-3,-1,-1,2,-2,1,2,0,-3,-3,-1,-1,0,-3,1,1,-2,-2,1,-3,1,2,-3,1,1,-1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1,-3,2,-2,-1,-1,0,1,0,-3,-2,-3,2,-1,1,-1,-2,2,-2,1,0,-2,2,1,0,0,1,-3,-1,-1,2,-2,-2,2,0,-3,-3,-1,3,-1,1,-2,1,-2,-2,2,-3,1,2,-3,1,1,-3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3,0,-2,2,1,0,0,-3,0,2,-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2,-2,2,1,-3,-2,1,-2,-1,-2,-3,1,-3,1,1,2,-2,-1,-3,2,-2,-1,2,-2,1,-1,-3,2,-1,1,2,-3,0,-2,0,-2,-2,0,-1,3,2,0,0,1,-3,-1,-1,2,-2,-2,2,0,-3,-3,-1,-2,-1,1,2,-2,3,1,1,-1,-3,-3,-2,1,3,-1,-3,1,-3,-3,2,0]</text:p>
          </table:table-cell>
          <table:table-cell office:value-type="float" office:value="0.255081686262786" calcext:value-type="float">
            <text:p>0,2550816862627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-1,-2,-3,-3,2,-1,-1,1,-1,0,1,0,-3,1,-3,2,-1,1,-1,-2,2,-2,1,0,-2,2,-1,0,2,-1,0,0,1,-3,1,0,-3,2,-1,-3,-1,-1,0,2,-1,1,-2,-2,2,-3,1,2,-3,1,3,-1,1,1,-3,-3,2,0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0,1,-1,-2,2,-2,1,0,-2,1,1,0,0,-3,0,2,1,-3,1,0,3,2,-1,-3,-1,-1,0,-3,1,1,-2,-2,0,-1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3,-3,-3,2,-1,-1,1,0,0,1,0,-3,1,-3,2,-1,1,-1,-2,2,-2,1,0,-2,2,1,0,0,-3,0,2,1,-3,1,0,0,2,-1,-3,-1,-1,0,-3,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1,-3,-3,2,1,3,-2,3,2,2,0,3,1,-3,2,-1,1,-1,-2,2,-2,0,0,-2,2,-1,0,2,-1,0,-2,1,-3,1,0,-1,2,3,-2,-1,-1,0,2,-2,1,-3,1,2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1,-2,-2,-3,1,0,0,1,1,-2,0,2,2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1,1,-2,-2,2,-3,1,2,-3,1,1,-3,0,0,1,2,-3,2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2,2,-2,3,-1,2,0,1,-2,-3,-3,2,0,-1,-2,-2,2,2,0,0,-3,-3,2,-2,1,-1,0,2,-2,2,0,-2,2,1,0,0,-3,0,2,1,-3,1,0,0,2,-1,-3,-1,-1,0,-3,1,1,-2,-2,1,-3,1,2,-3,2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0,-1,-2,-2,2,2,-1,0,1,-3,2,-1,-3,-1,-2,2,-2,1,0,-2,2,1,1,0,-3,-1,2,1,-3,1,0,0,2,-1,-3,-1,-1,0,-3,1,1,-2,-2,1,-3,1,0,-3,0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2,2,-3,-2,1,-2,-3,-3,2,-2,0,-1,2,1,-1,-2,-3,-3,2,-1,-1,1,-1,0,1,0,-3,1,-3,2,-1,1,-1,-2,2,-2,1,0,-2,2,-1,0,2,-1,0,0,1,-3,1,0,-1,2,-1,-3,-1,-2,-1,1,0,0,3,2,1,-1,-3,-3,-2,1,3,-1,1,1,-3,-3,2,0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2,-1,0,0,1,-3,1,0,-1,2,-1,-3,-1,-1,0,2,-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269320131689655" calcext:value-type="float">
            <text:p>0,2693201316896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1,-2,-3,3,-2,1,-3,1,1,2,1,-1,-3,2,-2,-1,2,3,1,-1,-3,2,-1,1,2,-3,0,-2,0,-2,-2,0,-1,2,2,0,0,1,-3,-1,-1,2,-2,-2,2,0,-3,-3,-1,-2,-1,1,2,-1,3,1,1,-1,2,-3,-2,1,3,-1,1,1,-3,-3,2,0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-3,-1,-2,-3,-3,2,-1,-1,1,-1,0,1,0,-3,1,3,2,-1,1,-1,-2,2,-2,1,0,-2,2,-1,0,2,-1,0,0,1,-3,1,0,-1,2,-1,-3,-1,-3,1,1,0,0,0,-2,2,-3,1,2,-3,1,1,-3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3,-3,2,-2,3,-1,2,1,1,-2,-3,-3,2,-1,-1,1,-1,0,1,0,-3,1,-3,2,-1,0,-1,-2,2,-2,1,0,-2,2,1,0,0,-3,0,2,1,-3,1,0,0,2,-1,-3,-1,-1,0,-3,1,1,-2,-2,1,-3,2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-3,-3,-3,0,-2,2,0,2,2,-1,2,-3,2,1,0,-3,-3,-1,1,0,-2,-3,-2,-3,1,-3,-1,-3,-2,1,-3,1,1,-3,2,-1,1,-2,1,-1,0,-2,-1,2,-1,-2,1,2,-2,-2,1,0,0,-2,0,2,1,-3,1,-3,-1,0,0,-3,-1,-2,-2,2,2,-3,-1,2,0,-2,-3,-3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2,-1,-3,2,-2,-1,-1,0,1,0,-3,-2,-3,2,-1,1,-1,-2,2,-2,1,0,-2,2,1,0,0,1,-3,-1,-1,2,-2,-2,2,0,-3,-3,-1,3,-1,1,-2,0,3,1,-1,-1,-3,-3,-2,1,3,-1,1,-3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3,1,-3,1,1,-2,-3,-3,2,0,-1,-2,-2,2,2,-1,0,1,-3,2,-1,1,-1,-2,2,-2,1,0,-2,2,1,0,0,-3,-3,-1,-1,2,-2,-2,2,0,-3,-3,-1,-2,-1,-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2,-2,0,2,1,-3,1,0,-1,2,-1,-3,-1,-1,0,2,-1,1,-2,-2,1,-3,1,2,-3,1,1,-1,0,0,1,2,-3,0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0,-3,-2,1,-2,-3,-3,2,-2,0,-1,2,1,-1,-2,-3,-3,2,-1,-1,1,-1,0,1,0,-3,1,2,3,-1,1,-1,-2,2,-2,1,0,-2,2,-1,0,2,-1,0,0,1,-3,1,0,-1,2,-1,-3,-1,-1,0,2,-1,0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7712812921102" calcext:value-type="float">
            <text:p>0,2771281292110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-1,1,-2,-2,1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2,2,0,-3,1,0,0,2,-1,-3,-1,-1,0,-3,1,1,-2,-2,3,-3,0,2,-3,1,1,-1,0,-3,1,2,-3,2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-2,1,-3,1,0,-1,2,-1,-3,-1,-2,-1,1,2,0,3,1,1,-1,-3,-3,-2,1,3,-1,-3,0,-3,-3,2,0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-1,-3,2,-2,-1,2,-2,1,-1,-3,1,-3,2,-1,1,-1,-2,2,-2,1,0,-2,2,1,0,0,-3,0,2,1,-3,1,0,3,2,-1,-3,-1,-1,0,-3,1,1,-2,-2,0,-1,1,2,-3,1,1,-1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3,-1,-3,2,-1,1,2,-3,0,-2,0,-2,-2,0,-1,2,2,0,0,1,-3,-1,-1,2,-2,-2,2,0,-3,-3,-1,-2,-1,1,2,0,3,-1,1,-1,-3,1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2,-3,-2,1,-2,-3,-3,2,-2,0,-1,2,1,-1,-2,-3,-3,2,-1,-1,1,-1,0,1,0,0,-3,-3,2,-1,1,-1,-2,2,-2,1,0,-2,2,-1,0,2,-1,0,0,1,-3,1,0,-1,2,-1,-3,-1,2,0,2,-1,1,-2,-2,2,-3,1,2,-3,1,1,-3,0,0,1,2,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3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1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0,2,-2,1,0,-2,2,-1,0,2,-1,2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2,3,-1,2,1,1,-2,-3,-3,2,0,-2,-2,-1,0,2,-1,0,1,-3,2,-1,1,-1,-2,2,-2,1,0,-2,2,1,0,0,-3,0,2,1,-3,1,0,0,2,-1,-3,-1,-1,1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93938769133981" calcext:value-type="float">
            <text:p>0,2939387691339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-3,1,1,2,-2,-1,-3,2,-2,-1,2,-2,1,-1,-3,2,-1,1,2,-3,0,-2,0,-2,-2,0,-1,2,2,0,0,1,-3,-1,-1,2,-2,-2,2,0,-1,-3,-1,-1,0,2,-1,1,-2,-2,2,-3,1,2,-3,1,1,-3,0,0,1,2,-3,2]</text:p>
          </table:table-cell>
          <table:table-cell office:value-type="float" office:value="0.29484459183328" calcext:value-type="float">
            <text:p>0,294844591833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-1,-3,2,0,-3,-2,0,-2,0,-2,1,-2,0,-3,-2,1,0,1,2,2,-3,2,-1,-1,-1,1,-1,1,-1,1,-2,2,2,-2,2,-1,2,-3,2,-3,-2,0,2,2,0,-3,-1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1,-1,2,-2,1,0,-3,2,-1,1,2,-3,0,-2,0,-2,-2,0,-1,2,2,0,0,1,-3,-1,-1,2,-2,1,2,3,-3,-3,-1,-2,-2,1,2,0,-3,1,1,-1,0,-3,-3,1,-2,-3,1,1,-3,-3,-3,0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2,-2,1,-2,-3,1,-3,3,-3,1,1,2,-2,-1,-3,2,-2,-1,2,-2,1,-1,-3,2,0,1,2,-3,0,-2,0,-2,-2,0,-1,2,2,0,-1,1,1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3,2,-1,1,-1,-2,2,-2,1,0,-2,2,1,0,0,-3,0,2,1,-3,1,0,0,2,-1,-3,-1,-1,0,-3,1,1,-2,-2,1,-3,1,2,-3,1,1,-1,0,0,1,2,-3,0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1,0,-1,2,1,-1,-2,-3,-3,2,-1,-1,1,-1,0,1,0,-3,1,-3,2,-1,1,-1,-2,2,-2,1,0,-2,2,-1,0,2,-1,0,0,1,-3,1,0,-1,2,-1,-3,-1,-1,0,2,-1,1,-2,-2,2,-3,1,2,-3,1,1,-3,3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3,-2,-3,-3,2,-1,-1,1,-1,0,1,0,-3,1,-3,2,-1,1,-1,-2,2,-2,1,0,-2,2,-1,0,2,-1,0,0,1,-3,1,0,-1,2,-1,-3,-1,-1,0,2,-1,2,-2,-2,0,-3,1,2,-3,1,1,-3,0,0,1,2,-3,2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2,0,2,1,-3,1,0,-1,2,-1,-3,-1,-1,0,2,-1,1,-2,-2,2,-3,1,1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0,-2,-3,2,-2,0,-1,2,1,-1,-2,-3,-3,2,-1,-1,1,-1,0,1,0,3,1,-3,2,-1,1,-1,2,2,-2,1,0,-2,2,-1,0,2,-1,0,0,1,-3,1,0,-1,2,-1,-3,-1,-1,-2,-2,-1,1,-2,-2,2,-3,1,2,-3,1,1,-2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1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1,-3,2,-1,1,-1,-2,2,-2,1,0,-2,2,-1,0,2,-1,0,0,1,-3,1,0,-1,2,-1,-3,-1,-1,0,2,-1,1,-2,-3,1,-1,-3,-3,-2,1,3,-1,1,1,-3,-3,2,0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2,-1,-1,2,-3,-2,1,-2,-1,-2,-2,2,1,-1,2,1,-1,2,-1,-3,-3,0,-1,-2,-2,-1,2,-1,-2,-3,2,0,3,-1,-2,-3,-2,-3,0,-2,-2,2,-2,1,1,0,0,2,-2,1,-1,-3,-1,-3,0,1,-3,0,0,1,-2,-1,-2,-3,1,-1,0,1,1,-2,0,2,2,0,0,0,-1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3,-1,1,-1,0,1,0,-3,1,-3,2,-1,1,-1,-2,2,-2,1,0,-2,2,1,0,0,-3,0,2,0,-3,1,0,0,2,-1,-3,-1,-1,0,-3,3,1,-2,-2,1,-3,1,2,-3,1,1,-1,0,0,1,2,-3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09838667696593" calcext:value-type="float">
            <text:p>0,3098386676965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2,-2,3,-1,2,1,1,-2,-3,-3,2,-1,-1,1,-1,0,1,0,-3,1,-3,2,-1,0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1,2,-2,-1,-3,2,-2,-1,2,3,1,-1,-3,2,-1,1,2,-3,0,-2,0,-2,-2,0,-1,2,2,0,0,1,-3,-1,-1,2,1,0,-1,2,-1,-3,-1,-1,0,2,-1,1,-2,-2,2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-3,-3,2,-2,0,-1,2,1,-1,-2,-3,-3,2,-1,-1,1,-1,0,1,0,-3,1,-3,2,-1,1,-1,-2,2,-2,1,0,-2,2,-1,0,2,-1,0,0,1,-3,1,0,-1,2,-1,-3,-1,-1,0,2,-1,1,-2,1,1,-1,2,-3,-2,1,3,-1,1,1,-3,-3,2,0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-1,-1,1,-1,0,1,0,-3,1,-3,2,-1,1,-1,-2,2,-2,1,0,-2,2,-1,0,2,-1,0,0,1,-3,1,0,-1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1,0,-2,2,1,0,2,-2,0,2,1,-3,1,0,-1,2,-1,-3,-1,-1,0,2,-1,1,-2,-2,1,-3,1,2,-3,1,1,-1,0,0,1,2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-1,2,-1,0,1,-3,2,-1,1,-1,-2,2,3,1,0,-2,2,1,0,0,-3,0,2,1,-3,1,0,0,2,-1,-3,-1,-1,0,-3,1,1,-2,-2,-2,-3,1,-2,-3,1,-2,-1,0,0,1,2,-3,-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-2,-1,2,1,-1,-2,-3,-3,2,-1,-1,1,-1,0,1,0,-3,1,-3,2,-1,1,-1,-2,2,-2,1,0,-2,3,-1,0,2,-1,0,0,1,-3,1,0,-1,2,-1,-3,-1,-1,0,2,-1,1,-2,-2,2,-3,1,2,-3,1,1,-3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2,0,0,2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3,0,1,0,2,1,-3,2,-1,1,-1,-2,2,-2,1,0,-2,2,1,0,-3,-3,0,2,1,-3,1,0,0,0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0,2,1,-1,-2,-3,-3,2,-1,-1,1,-1,0,-2,1,-3,1,-3,2,-1,1,-1,-2,2,-2,1,0,-2,2,-3,0,0,-2,0,2,1,-3,1,0,0,-3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3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324139887497152" calcext:value-type="float">
            <text:p>0,3241398874971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1,1,-1,0,1,-3,-3,1,-3,2,-1,1,-1,-2,2,-2,1,0,-2,2,-1,0,2,-1,0,0,1,-3,1,0,-1,2,-1,-3,-1,-1,0,2,-1,1,3,1,1,-1,-3,-3,-2,1,3,-1,1,1,-3,-3,2,0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329848450049413" calcext:value-type="float">
            <text:p>0,3298484500494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2,-3,2,1,-2,-2,-2,-3,-3,2,-2,0,-1,2,1,-1,-2,-3,0,2,-1,-1,1,-1,-3,1,0,-3,1,-3,2,-1,1,-1,-2,2,-2,1,0,-2,2,-1,0,1,-1,0,0,1,-3,1,0,0,2,-1,-3,-1,-1,0,2,-1,1,-2,-2,2,-3,1,2,-3,1,1,-3,0,0,1,2,-3,-1]</text:p>
          </table:table-cell>
          <table:table-cell office:value-type="float" office:value="0.33065591380366" calcext:value-type="float">
            <text:p>0,330655913803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-3,2,-2,-1,2,-2,1,-1,-3,2,-1,1,2,-3,0,-2,0,-2,2,1,-1,-1,1,0,-1,-3,-2,0,1,-1,1,1,-1,-3,-3,-2,-3,-2,0,1,1,-2,-2,-3,1,0,0,1,1,-2,0,2,2,0,0,0,2,2]</text:p>
          </table:table-cell>
          <table:table-cell office:value-type="float" office:value="0.331461410524161" calcext:value-type="float">
            <text:p>0,331461410524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3,2,-1,1,-1,-2,2,-2,1,0,-2,2,-1,0,2,-1,0,0,1,-3,1,0,-1,2,-1,-3,-1,-2,-1,1,2,0,3,-3,1,-1,-3,-3,-2,1,3,-1,1,1,-3,-3,2,0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1,1,2,-3,0,-2,0,-2,-2,0,-1,2,2,0,0,1,-3,-1,-1,2,-2,-2,2,0,-3,-3,-1,-2,-1,1,2,0,3,1,1,-1,-3,-3,-2,1,3,-1,1,1,-3,-3,2,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0,-3,0,2,1,-3,1,0,0,2,-1,-3,-1,-1,0,-3,1,1,-2,-2,2,-3,1,2,-3,1,1,-3,0,0,1,2,-3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-1,-2,-3,-3,2,-1,-1,1,-1,0,1,0,-3,1,-3,2,-1,1,-1,-2,2,-2,1,0,-2,2,-1,0,2,-1,0,0,1,-3,-2,-2,2,0,-3,-3,-1,-2,-1,1,2,-1,3,1,1,-1,-3,-3,-2,1,3,-1,1,1,-3,-3,2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3,0,0,-3,0,2,1,-3,1,0,0,2,-1,-3,3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39411254969543" calcext:value-type="float">
            <text:p>0,3394112549695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2,-2,1,-1,-3,2,-1,1,2,-3,0,-2,0,-2,-2,0,-1,2,2,0,0,-3,0,2,1,-3,1,0,0,2,-1,-3,-1,-1,0,-3,1,1,-2,-2,1,-3,1,2,-3,1,1,-1,0,0,1,2,-3,2]</text:p>
          </table:table-cell>
          <table:table-cell office:value-type="float" office:value="0.340978982734518" calcext:value-type="float">
            <text:p>0,3409789827345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0,0,1,1,-2,1,-1,0,0,1,2,-3,2]</text:p>
          </table:table-cell>
          <table:table-cell office:value-type="float" office:value="0.341760149812701" calcext:value-type="float">
            <text:p>0,3417601498127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3,-1,0,1,0,-3,-3,-3,2,-1,1,2,-2,2,-2,1,0,-2,2,1,0,0,-3,0,2,3,-3,1,0,0,2,-1,-3,-1,-1,0,-3,1,1,-2,-2,1,-3,1,2,-3,1,1,-1,0,0,1,2,-3,2]</text:p>
          </table:table-cell>
          <table:table-cell office:value-type="float" office:value="0.344093010681705" calcext:value-type="float">
            <text:p>0,344093010681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2,-1,2,-1,0,1,-3,2,-1,1,-1,-2,2,-2,1,0,-2,2,1,-3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-1,2,-3,-1,-1,-3,-3,-2,1,0,0,0,0,-3,-2,2,-3,0,-2,-2,-2,1,1,2,0,2,-3,0,-1,-2,0,-2,-3,2,-3,-3,2,1,2,-3,-3,-2,-1,0,0,-2,-1,-2,0,-2,-3,0,-1,1,2,1,-2,-3,2,0,-3,0,2]</text:p>
          </table:table-cell>
          <table:table-cell office:value-type="float" office:value="0.350238014308365" calcext:value-type="float">
            <text:p>0,3502380143083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-2,3,1,-3,1,1,2,-2,-1,-3,2,-2,-1,2,-2,1,-1,-3,2,-1,1,2,-3,0,-2,0,-2,-2,0,-1,2,2,0,0,1,-3,-1,-1,2,-2,0,2,0,-3,-3,-1,-2,-1,1,2,0,3,1,1,-1,-3,-3,-2,1,3,-1,1,1,-3,-3,2,0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1,-1,2,1,-1,-1,-3,-3,2,-1,-1,1,-1,0,1,0,-3,1,-3,2,-1,1,-1,-2,2,-2,1,0,-2,2,-1,0,2,-1,0,0,1,-3,1,0,-1,2,-1,-3,-1,-1,0,2,-1,1,-2,-2,2,-3,1,2,-3,1,1,-3,-2,0,1,2,-3,-3]</text:p>
          </table:table-cell>
          <table:table-cell office:value-type="float" office:value="0.355527776692624" calcext:value-type="float">
            <text:p>0,355527776692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56277045756997" calcext:value-type="float">
            <text:p>0,3562770457569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2,-2,-1,-2,2,-2,-1,2,-2,1,-1,1,2,-1,1,2,-3,0,-2,0,-2,-2,2,-1,2,2,0,0,1,-3,-1,-1,2,-2,-2,2,0,-3,-3,-1,-2,-1,1,2,0,3,1,1,-1,-3,-3,-2,1,3,-1,1,1,-3,-3,2,0]</text:p>
          </table:table-cell>
          <table:table-cell office:value-type="float" office:value="0.3585154575933" calcext:value-type="float">
            <text:p>0,35851545759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-2,0,-2,2,1,0,0,1,0,2,1,-3,1,0,0,2,-1,-3,-1,-1,0,-3,1,1,-2,-2,1,-3,1,2,-3,1,1,-1,0,0,1,2,-3,2]</text:p>
          </table:table-cell>
          <table:table-cell office:value-type="float" office:value="0.359258495608199" calcext:value-type="float">
            <text:p>0,3592584956081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-1,-1,2,-3,1,-2,-3,-3,2,-1,-1,1,-1,0,1,-1,-3,1,-3,2,-1,1,-1,2,2,-2,1,0,-2,2,1,0,0,-3,0,2,1,-3,1,3,0,2,-1,-3,-1,-1,-3,-3,1,1,-2,-2,1,-3,1,2,0,1,-2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-1,2,2,-1,1,-3,0,0,2,2,2,2,0,-3,1,3,-3,0,2,1,-1,-1,2,-3,2,1,0,-1,0,2,-3,-3,0,-1,-3,1,-2,2,-2,2,1,2,-3,2,2,0,-3,0,2,-2,0,0,1,2,2,-2,2,1,0,2,-1,-3]</text:p>
          </table:table-cell>
          <table:table-cell office:value-type="float" office:value="0.362215405525497" calcext:value-type="float">
            <text:p>0,3622154055254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3,2,-2,3,-1,2,1,1,-2,-3,-3,2,-1,-1,1,-1,0,1,0,-3,1,-3,2,-1,1,-1,-2,0,-2,-2,0,-1,2,-1,0,0,-3,0,2,1,-3,1,0,0,2,-1,-3,-1,-1,0,-3,1,1,-2,-2,1,-1,-3,-3,-2,1,3,-1,1,1,-3,-3,2,0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0,2,2,0,0,0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2,-1,2,1,3,-2,-3,-3,2,0,3,-2,-2,2,2,-1,0,1,-3,2,-2,1,-1,-3,2,-2,1,0,-2,2,1,0,0,-3,0,2,1,-3,1,0,-3,2,-1,-3,-1,-1,0,-3,1,1,-2,-2,1,-3,1,2,-3,1,1,3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0,-3,2,0,1,-1,-2,-3,-2,-3,0,-2,-2,2,-2,1,1,0,0,2,-2,1,-1,-3,-1,-3,2,1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-1,0,1,-3,2,-1,1,-1,-2,2,-2,1,0,-2,2,1,0,0,-3,0,2,1,-3,1,0,0,2,-1,-3,-1,-1,0,-3,1,1,-2,-2,1,-3,1,2,-3,1,1,-1,0,0,1,2,-3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72379734500505" calcext:value-type="float">
            <text:p>0,3723797345005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3,-1,2,1,-1,2,2,-3,-3,-1,-1,1,-1,0,1,0,-3,1,-3,2,-1,1,-1,-2,2,-2,1,0,-2,2,-1,0,2,-1,0,0,1,-3,1,0,-1,2,-3,-3,-1,-2,-1,2,0,0,3,0,1,-1,-3,-3,-2,1,3,-3,1,1,-3,-3,2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0,-1,2,-1,-3,-1,-1,0,-3,1,1,-2,-2,1,-3,1,2,-3,1,1,-1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1,2,-1,-1,-2,-2,-1,2,-1,0,-3,2,0,1,-1,-2,2,-2,-3,0,-2,-2,2,-2,1,1,0,0,2,-2,1,-1,-3,-3,-3,2,1,-3,0,0,-3,1,1,-2,-2,1,-3,1,2,-3,1,1,-1,0,0,1,2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3,-3,0,2,1,-1,-1,2,-3,2,1,0,-1,0,2,-3,-3,0,-1,-3,1,-2,2,-2,2,1,2,-3,2,2,0,-3,0,2,-2,0,0,1,2,2,-2,2,1,0,2,-1,-3]</text:p>
          </table:table-cell>
          <table:table-cell office:value-type="float" office:value="0.379473319220205" calcext:value-type="float">
            <text:p>0,3794733192202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-1,-1,2,-2,1,2,0,-3,-3,-1,-1,0,-3,1,1,-2,-2,1,-3,1,2,-3,1,1,-1,0,0,1,2,-3,2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-1,-2,-3,-3,2,-1,-1,1,-1,0,1,0,-3,1,-3,2,-1,1,-1,-2,2,-2,1,0,-2,2,-1,0,2,-1,0,0,1,-3,1,0,-1,2,-3,-3,-1,-2,-1,1,2,0,3,1,1,-1,-3,-3,-2,1,3,-1,1,1,-3,-3,2,0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-3,1,-2,-3,-3,2,-1,-1,1,-1,0,1,0,-3,1,-3,2,-1,1,-1,-2,2,-2,1,0,-2,2,-1,0,0,-3,0,2,1,-3,1,0,0,2,-1,1,-1,-1,0,-3,1,1,-2,-2,1,-3,1,2,-3,1,1,-1,0,-2,1,2,-3,2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1,-2,-3,0,1,1,0,-3,-2,-1,-1,0,-3,-3,1,0,-1,1,2,-1,0,1,-1,0,0,1,2,-3,2]</text:p>
          </table:table-cell>
          <table:table-cell office:value-type="float" office:value="0.387814388593306" calcext:value-type="float">
            <text:p>0,3878143885933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9871773792359" calcext:value-type="float">
            <text:p>0,38987177379235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90555160423382" calcext:value-type="float">
            <text:p>0,3905551604233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3,0,1,-1,-2,1,1,-3,-1,2,1,-1,-1,1,0,-1,-3,0,0,1,-1,1,1,-1,-3,-3,-2,-3,-2,0,3,1,-2,-2,-3,1,0,0,1,1,-2,0,2,2,0,0,0,2,2]</text:p>
          </table:table-cell>
          <table:table-cell office:value-type="float" office:value="0.392598183048945" calcext:value-type="float">
            <text:p>0,3925981830489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46306289853" calcext:value-type="float">
            <text:p>0,39463062898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-3,1,1,-2,-2,1,-3,1,2,-3,1,1,-1,0,0,1,2,-3,2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3,1,-1,2,-1,1,2,0,-1,-3,-2,-1,2,-1,2,-2,0,1,-1,-2,1,1,-3,-1,2,1,2,-3,0,-1,-2,0,-2,-3,2,-3,-3,2,1,2,-3,-3,-2,-1,0,0,1,-2,-2,0,-2,-3,0,-1,1,2,1,-2,-3,2,0,-3,0,2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-3,0,2,1,-3,1,0,0,2,-1,-3,-1,-1,0,-3,1,1,-2,-2,1,-3,-3,-3,-2,1,3,-1,1,1,-3,-3,2,0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1,1,2,-2,-1,-3,2,-2,-1,2,-2,1,-1,-3,2,-1,1,2,-3,0,-2,0,-2,-2,0,-1,2,2,0,0,1,-3,-1,-1,2,-2,-2,2,0,-3,-3,-1,-2,-1,1,2,0,3,1,1,0,0,1,1,-2,0,2,2,0,0,0,2,2]</text:p>
          </table:table-cell>
          <table:table-cell office:value-type="float" office:value="0.4" calcext:value-type="float">
            <text:p>0,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400666112035113" calcext:value-type="float">
            <text:p>0,400666112035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1,0,-3,1,1,-2,-2,1,-3,1,2,-3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-1,-1,1,-1,0,1,0,-3,-3,2,-2,2,-3,0,-2,0,-2,-2,0,-1,2,2,0,0,1,-3,-1,-1,3,2,-2,2,0,-3,-3,-1,-2,-1,1,2,0,3,1,1,-1,-3,-3,-2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1,1,-3,-1,2,1,2,-3,0,-1,-2,0,-2,-3,2,-3,-3,2,1,2,-3,-3,-2,-1,0,0,-2,2,1,-3,2,-1,0,-3,2,-2,1,2,-2,2,1,-3,0,-1]</text:p>
          </table:table-cell>
          <table:table-cell office:value-type="float" office:value="0.402657836547773" calcext:value-type="float">
            <text:p>0,4026578365477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2,-2,-2,-1,2,-1,2,-2,0,1,-1,-2,1,1,-3,-1,2,1,-1,-1,1,0,-1,-3,-2,0,1,-1,1,1,-1,-3,-3,-2,-3,-2,0,1,1,-2,-2,-3,-3,0,0,1,1,-2,0,2,2,0,0,0,2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1,1,1,-1,-2,2,-2,1,0,-2,2,-1,0,2,2,0,0,1,-3,1,0,-1,2,-1,-3,-1,-1,0,2,-1,1,-2,-2,2,-3,1,2,-3,1,1,-3,0,0,1,2,-3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1,-1,0,1,0,-3,1,-3,2,-1,1,-1,-2,2,-2,1,0,-2,2,1,0,0,-3,0,2,1,-3,1,0,0,2,-1,-3,-1,-1,0,1,-2,-1,-2,-3,1,-1,0,1,1,-2,0,2,2,0,0,0,2,2]</text:p>
          </table:table-cell>
          <table:table-cell office:value-type="float" office:value="0.404639757479827" calcext:value-type="float">
            <text:p>0,4046397574798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0,2,0,-2,-2,-2,2,2,-1,0,2,-1,1,2,-3,0,-2,0,-2,-2,0,-1,2,2,0,0,1,-3,-1,-1,2,-2,0,2,0,-3,-3,-1,-2,-1,1,2,0,3,1,1,-1,-3,-3,-2,1,3,-1,1,1,-3,-3,2,0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1,0,2,-1,1,-2,-2,2,-3,1,2,-3,1,1,-3,0,0,1,2,-3,2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-1,-1,2,1,-1,-2,-3,-3,2,0,-1,-2,-2,2,2,-1,0,1,-3,2,-1,1,-1,-2,2,-2,1,0,-2,2,1,0,0,-3,0,2,1,-2,1,-2,-2,2,-1,-3,-1,-1,0,-3,1,1,-2,-2,-2,-3,1,2,-3,1,2,-1,0,0,1,2,-3,2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-3,-3,2,-2,0,-1,2,1,-1,-2,-3,-3,2,-1,-1,1,-1,0,1,0,-3,1,-3,2,-1,1,-1,-2,2,-2,1,0,-2,2,-1,0,2,-1,0,0,1,-3,1,0,-1,-3,2,1,-3,-2,0,1,1,-2,-2,-3,1,0,0,1,0,-2,0,2,2,0,0,0,2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2,-2,-3,-3,2,-1,-1,1,-1,0,1,0,-3,1,-3,2,-1,1,-1,-2,2,-2,1,0,-2,2,1,0,0,-3,0,2,1,-3,-2,0,0,2,-1,-3,-1,-1,0,-3,1,1,-2,-2,1,-3,1,2,-3,1,1,-1,1,1,-3,-3,0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3,-2,0,1,-2,-1,-2,-3,1,0,0,2,-3,1,1,-1,0,0,1,2,-3,2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1,0,-1,2,1,-1,-2,-3,-3,2,-1,-1,1,-1,0,1,0,-3,1,-3,2,-1,1,-1,-2,2,1,1,0,-2,2,-1,0,2,-1,0,0,1,-3,1,0,-1,2,-1,-3,-1,-1,0,-3,1,1,-2,-2,1,-3,1,2,1,1,1,-3,-2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2,2,2,-2,0,1,-3,-1,-1,2,-2,1,2,0,-3,-3,-1,-1,0,-3,1,1,-2,-2,1,-3,1,2,-3,1,1,-1,0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14407207144535" calcext:value-type="float">
            <text:p>0,4144072071445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16333199893227" calcext:value-type="float">
            <text:p>0,4163331998932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1,-3,0,0,1,2,2,2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1,-2,-1,-1,-1,1,1,-3,-3,-2,0,0,-3,-3,0,-2,1,1,-3,-1,1,-2,0,-1,2,1,-1,0,-3,-1,2,-3,1,1,-3,1,2,-1,-3,-1,0,-1,-3,-2,2,-1,1,-2,-3,-3,-2,-2,1,0,1,0,1,2,-1,0,-1,-2,2,1,-1,-1,1,-2,2,2,-1,-1,1,1,2,-2,-3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-2,-3,-3,2,-1,-1,1,-1,0,1,0,-3,1,-3,2,-1,1,-1,-2,2,-2,1,0,-1,2,2,0,0,1,-3,-1,-1,2,-2,0,2,0,-3,-3,-1,-2,-1,1,2,0,3,1,1,-1,-3,-3,-2,1,3,-1,1,1,-3,-3,2,0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424578222082417" calcext:value-type="float">
            <text:p>0,4245782220824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0,-1,2,1,-1,-2,-2,-3,2,-1,-1,1,-1,0,1,0,-3,1,-3,2,-1,1,-1,-2,2,-2,1,0,-2,2,-1,0,2,-2,0,2,1,-3,1,0,0,2,-1,-3,-1,-1,0,-3,1,1,-2,-2,1,-3,1,2,-3,1,1,-1,0,0,1,2,-3,2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428952211790544" calcext:value-type="float">
            <text:p>0,4289522117905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30193754797378" calcext:value-type="float">
            <text:p>0,4301937547973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2,-3,1,-3,1,-3,1,1,2,-2,-1,-3,2,-2,-1,2,-2,1,-1,-3,2,-1,1,2,-3,0,-2,0,-2,-2,0,-1,2,2,0,0,1,-3,-1,-1,2,-2,-2,2,0,-3,-3,-1,-2,-1,1,2,0,3,1,1,-3,1,2,-3,1,1,-1,0,0,1,2,-3,2]</text:p>
          </table:table-cell>
          <table:table-cell office:value-type="float" office:value="0.432049379893857" calcext:value-type="float">
            <text:p>0,43204937989385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-3,2,-3,-2,1,-2,-3,-3,2,-2,0,-1,2,1,-1,-2,-3,-3,0,-1,-1,1,-1,0,-3,-1,-3,1,-3,2,3,1,-1,-2,2,-2,1,0,-2,2,-1,0,2,-1,0,0,2,-3,1,0,-1,2,-1,-3,-1,-1,0,2,-1,1,-2,-2,2,-3,1,2,-3,-1,1,-3,0,0,1,2,-3,2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-1,0,2,-1,0,0,1,-3,1,0,-1,2,-1,-3,-1,-1,0,2,-1,1,-2,-2,2,-3,1,2,-3,1,1,-3,0,0,1,2,-3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38786204584116" calcext:value-type="float">
            <text:p>0,4387862045841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2,-1,1,-1,-2,2,-2,1,0,-2,2,1,0,0,-3,0,2,1,-3,1,0,0,2,-3,-3,-1,-2,-1,1,2,0,3,1,1,-1,-3,-3,-2,1,3,-1,1,1,-3,-3,2,0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1,2,-2,2,-3,-1,0,-3,-2,2,-1,-1,2,2,-2,-3,-2,1,-2,2,-1,0,-3,2,0,1,-1,-2,-3,-2,-3,0,-2,-2,2,-2,1,1,0,0,2,-2,1,-1,-3,-1,-3,2,1,-2,1,-3,-1,1,0,0,-2,2,-2,0,-3,-2,-3,1,-1,2,0,2,0,2,-3]</text:p>
          </table:table-cell>
          <table:table-cell office:value-type="float" office:value="0.441210456207315" calcext:value-type="float">
            <text:p>0,4412104562073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45421149026402" calcext:value-type="float">
            <text:p>0,44542114902640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4840457922134" calcext:value-type="float">
            <text:p>0,448404579221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3,-2,-3,-3,-3,2,-2,2,-1,2,-2,1,-2,-3,-3,2,0,-1,0,-2,2,2,-1,0,1,-3,2,-1,1,-1,0,2,-2,1,0,-2,2,1,-1,0,-3,0,2,1,-3,1,0,0,2,-1,-3,-1,1,0,-3,1,1,-2,1,1,2,1,2,-3,2,1,-1,0,0,1,2,-3,2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1,0,0,-3,0,2,1,-3,1,0,0,2,-1,-3,-1,-1,0,2,-1,1,0,-2,2,-3,1,2,1,1,1,-3,0,0,1,2,-3,3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1,1,-2,-1,-3,1,-1,0,0,-2,2,1,-3,1,-3,0,1,0,1,1,-3,1,-3,2,2,1,-1,2,2,-3,-3,-1,-3,1,-2,-3,1,-2,-2,2,-3,-1,-2,0,-2,-3,0,-1,1,2,1,-2,-3,2,0,-3,0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1,0,2,-2,-1,-3,2,2,-3,-1,1,2,0,2,-3,0,0,-3,-1,-2,2,0,-1,-3,-2,0,1,-2,-1,-2,1,2,1,2,-3,0,0,-1,-3,-3,0,-3,0,2,-1,1,1,-1,0,1,2,1,2,-3,-2,-2,1,0,0,-2,0,1,2,2,0,1,-1,-2,-3,1,-1,3,1]</text:p>
          </table:table-cell>
          <table:table-cell office:value-type="float" office:value="0.457820925690384" calcext:value-type="float">
            <text:p>0,457820925690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-1,0,1,0,-3,1,-3,2,-1,1,-1,-2,2,-2,1,0,-2,2,1,0,0,-3,0,2,1,-3,1,0,0,2,-1,-3,-1,-1,0,-3,1,1,-2,-2,1,-3,1,2,-3,1,1,-1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-1,2,2,1,-2,-2,-3,-3,-3,2,-2,3,-1,2,1,1,2,-3,-3,2,-1,-1,1,-1,0,1,0,-3,1,-3,2,-1,1,-1,-2,2,-2,1,0,-2,2,-2,0,0,-3,0,2,1,-3,1,0,0,2,-1,3,-1,-1,0,-3,1,1,-2,-2,1,-3,1,2,-3,1,1,3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-1,-2,-2,-3,-3,-3,2,-2,3,-1,2,1,1,-2,-3,-3,2,-1,-1,1,-1,0,1,0,-3,1,-3,2,-1,1,-1,-2,2,-2,1,0,-2,2,1,0,0,-3,0,2,1,-3,1,0,0,2,-1,-3,-3,-1,0,-3,1,1,-2,-2,1,-3,1,2,-3,1,0,-1,1,0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3,-2,0,-3,-3,2,2,-2,3,-1,2,1,1,-2,-3,-3,2,0,-1,-2,-2,2,2,-1,0,0,-3,2,-1,1,-1,-2,2,0,1,0,-2,2,1,0,0,-3,0,2,1,-3,1,0,0,2,-1,-3,-1,-1,-2,-3,1,-2,-2,-2,1,-3,1,2,-3,1,1,-1,0,2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63609030685699" calcext:value-type="float">
            <text:p>0,4636090306856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0,0,-2,-3,-3,-3,1,-3,-2,1,1,0,-2,2,-2,2,2,2,-3,0,-2,1,-1,-3,-1,1,-2,1,-2,2,0,-1,-2,0,0,0,2,-1,2,-3,2,-3,-1,-2,-2,0,2,0,-1,2,2,2,-1,-1,1,2,-2,-3,0,-2,2,2,2,-1,-3,-2,-2,0,-2,0,-3,-1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2,0,0,1,-3,-1,-1,2,1,0,0,2,-1,-3,-1,-1,0,-3,1,1,-2,-2,2,-3,1,1,-3,1,1,-3,0,0,1,2,-3,2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-3,-1,2,-3,-1,0,2,-1,2,-1,0,0,1,2,-3,2,1,0,-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0,-3,2,-1,1,-1,-3,2,2,1,-1,-2,2,1,0,0,-3,0,-3,1,-3,1,0,0,2,-1,-3,-1,-1,0,0,1,1,-2,-2,1,-3,1,2,-3,1,1,-1,0,0,1,2,-3,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0,-2,0,-2,-2,0,-1,2,2,0,0,1,0,0,1,-3,1,0,-1,2,-1,-3,-1,-1,0,2,-1,1,-2,-2,2,-3,1,2,-3,1,1,-3,0,0,1,2,-3,2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0,3,1,-3,-3,2,0,-1,-2,-1,0,-2,0,-3,1,-2,2,-1,1,-1,-2,2,-2,1,0,-2,2,-1,0,2,-1,0,2,1,-3,1,0,0,2,-1,-3,3,-1,0,2,-1,1,-2,-2,2,-3,1,2,-3,1,1,-3,0,0,1,2,-3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0,-1,-2,-2,2,2,-1,0,-2,-3,2,-1,1,-1,-2,2,-2,1,0,-2,2,1,0,3,-3,0,2,1,-3,1,0,0,2,-1,-3,-1,-1,0,2,1,1,3,-2,1,-3,1,2,-3,1,1,-1,0,0,1,2,-3,2]</text:p>
          </table:table-cell>
          <table:table-cell office:value-type="float" office:value="0.474411916657525" calcext:value-type="float">
            <text:p>0,4744119166575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3,-3,0,2,1,-1,-1,2,-3,2,1,0,-1,0,2,-3,-3,0,-1,-3,1,-2,2,-2,2,1,2,-3,2,2,0,-3,0,2,-2,0,0,1,2,2,-2,2,1,0,2,-3,-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1,-1,2,-3,-2,1,-2,-3,-3,2,-2,0,-1,2,1,-1,-2,-3,-3,2,-1,-1,2,-1,0,1,0,-3,1,-3,2,-1,1,-1,-2,2,-2,1,0,-2,2,-1,0,2,-1,0,0,-1,2,-2,-2,2,0,-3,-3,-1,-2,-1,1,2,0,3,1,1,-1,-3,-3,-2,1,3,-1,2,0,1,2,-3,2]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3,-3,-3,1,2,-2,3,-1,2,1,0,-2,-3,-3,2,0,1,-2,-2,2,2,-3,0,1,-3,2,-1,1,-1,3,2,-2,1,0,-2,2,1,0,0,-3,0,1,1,-3,1,-1,0,2,-1,-3,-1,-1,0,-3,1,1,-2,-2,1,-3,1,2,-3,1,1,-3,0,0,1,-3,-3,2]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0,2,1,3,-2,-3,-3,2,-1,-1,1,-1,-1,1,0,-3,1,-3,2,-1,0,-1,-2,2,-2,1,0,-2,2,-1,0,2,-1,0,0,1,-3,1,0,-1,2,-1,-3,-1,-1,0,2,-1,1,-2,3,2,-3,1,2,-3,1,1,-3,0,0,1,2,-3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3153120237518" calcext:value-type="float">
            <text:p>0,4931531202375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0,-3,-3,-3,2,-2,3,-1,2,1,1,-2,-3,-3,2,0,-1,0,-2,2,2,-1,0,1,-3,2,-1,1,-1,-2,2,-2,1,0,-2,2,1,0,0,-3,0,2,1,-3,1,0,-1,2,-1,-3,-1,-1,0,2,1,1,0,-2,2,-3,1,2,-3,-3,1,-1,0,0,1,2,-3,2]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4233413142684" calcext:value-type="float">
            <text:p>0,4942334131426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1,-2,1,-1,-1,-3,1,2,-1,0,2,2,-2,1,0,-1,-1,-3,-1,2,-1,-2,0,-3,0,1,-3,-3,-1,-1,-3,2,-1,2,-2,-2,-2,0,-2,-3,-3,0,2,-1,-1,-3,-2,-3,-1,2,-2,2,-3,-1,2,0,0,0,2,0,2,1,0,2,-1,-3,-1,-2,0,-2,-3,1,1,-1,2,2,-2,-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0,2,2,-1,1,-3,0,0,2,2,2,2,0,-3,1,3,-3,0,2,1,-1,-1,2,-3,2,1,0,0,0,2,-3,-3,0,-1,-3,1,-2,-1,-2,2,-1,2,-3,2,1,-2,-3,0,2,-2,0,0,1,2,2,-2,2,1,0,2,-1,-3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2,0,0,2,-1,-2,-2,0,2,1,0,-2,1,-3,2,2,0,-1,1,0,-1,0,-1,0,1,-2,1,-3,2,-3,-3,-1,2,-3,-3,-1,1,0,1,1,1,1,-1,-1,2,2,1,1,2,-2,-1,-2,-1,0,-2,0,-2,2,-3,-2,-1,-2,0,2,1,-3,-1,0,2,0,-3,-3,1,-3,2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3,-2,0,-3,-1,2,-2,-1,0,-1,-2,0,-2,1,-2,1,-2,-2,-3,1,-2,1,2,2,0,0,-1,1,0,1,0,-2,1,-1,0,-1,1,1,-1,-3,-1,-1,-3,-1,1,1,0,-1,-3,-1,-3,-1,-3,2,-1,-2,-1,1,-1,1,0,-1,2,2,1,-3,2,1,-3,1,2,-1,1,-3,-1,1,0,0]</text:p>
          </table:table-cell>
          <table:table-cell office:value-type="float" office:value="0.500666222813829" calcext:value-type="float">
            <text:p>0,5006662228138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0,-3,2,-1,1,2,-3,0,-2,0,-2,-2,0,-1,2,2,0,0,1,-3,-1,-1,2,-2,1,2,0,-3,-3,-1,-2,-2,1,2,0,-3,1,1,-1,1,-3,-3,1,-2,-3,1,1,-3,-3,-3,0]</text:p>
          </table:table-cell>
          <table:table-cell office:value-type="float" office:value="0.507017422448841" calcext:value-type="float">
            <text:p>0,50701742244884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-1,2,0,-3,1,0,2,2,0,0,2,-2,-2,-2,2,-2,-1,2,2,-2,-1,0,-3,-3,-3,2,0,1,2,1,-2,0,-1,-1,-3,-2,0,-2,0,1,2,1,-2,2,2,-3,2,-3,-3,0,1,-2,2,-2,-2,-2,2,-1,2,0,2,2,-1,-1,-3,-2,1,0]</text:p>
          </table:table-cell>
          <table:table-cell office:value-type="float" office:value="0.508592829940284" calcext:value-type="float">
            <text:p>0,508592829940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510685813392148" calcext:value-type="float">
            <text:p>0,5106858133921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511207720338155" calcext:value-type="float">
            <text:p>0,5112077203381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3,1,2,-1,-2,-1,0,2,-3,-2,-1,0,-3,1,1,-3,-1,-3,2,0,-3,-2,0,-2,0,-2,1,-2,0,-3,-2,1,0,1,2,2,-3,2,-1,-1,-1,1,-1,-1,-3,-3,-2,2,2,-2,2,-1,2,-3,2,-3,-2,0,2,2,0,-3,-1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2,-3,-3,2,-2,0,-2,2,1,-1,-2,-3,-3,2,-1,-1,1,-1,0,1,0,-3,1,-3,2,-1,2,2,-2,2,-2,1,0,-2,2,1,0,0,-3,0,2,1,-1,1,3,0,-3,-1,-3,-1,-1,0,-3,1,1,-2,-2,2,-3,1,2,-3,1,1,-1,0,0,1,2,-3,2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-1,-2,2,-2,1,0,-2,2,1,0,0,-3,0,2,1,-3,1,0,0,2,-1,-3,-1,-1,0,-3,1,1,-2,-3,2,-1,0,-3,2,-2,1,2,-2,2,1,-3,0,-1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518973345494095" calcext:value-type="float">
            <text:p>0,5189733454940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2,-2,0,0,-1,-3,1,-3,-2,0,-2,1,1,-2,-2,0,-2,-1,0,0,0,0,0,2,-3,2,-1,-2,-1,1,-1,-2,-3,2,2,2,-2,-1,2,-2,-2,-3,-1,-2,-1,-3,1,0,-1,-3,1,0,-1,-2,1,-1,1,1,-1,0,0,0,0,-1,-2,-3,0,1,-2,-1,-1,2,-1,-1,-1,-1,-3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1,-3,-1,-1,2,-2,-2,2,0,-3,-3,-1,-2,-1,1,2,0,3,-3,1,-1,1,2,-3,1,1,-1,0,0,1,2,-3,2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1,-1,0,-3,1,1,-2,-2,1,-3,1,1,1,-2,0,2,2,0,0,0,2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3,3,-1,2,0,3,-2,-3,-3,2,0,-1,-2,-2,2,2,-1,0,1,-3,2,-1,1,-1,1,2,-2,1,0,-2,2,1,0,0,-3,0,-3,1,-3,1,0,-1,2,-1,-3,-1,-1,0,2,-1,1,-2,-2,2,-3,1,2,-3,1,1,-3,0,0,1,2,-3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2,-3,0,1,-2,-1,-2,-2,2,-3,-1,2,1,-1,-3,0,2,1,1,1,-1,-3,1,-1,0,0,-2,2,1,-3,1,-3,0,1,0,1,1,2,1,-3,2,2,1,-1,2,2,-3,-3,-1,-3,1,-2,-3,1,-2,0,2,-3,2,1,-3,2,-1,0,-3,2,-2,1,2,-2,2,1,-3,0,-1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25610755851387" calcext:value-type="float">
            <text:p>0,52561075585138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6624470883507" calcext:value-type="float">
            <text:p>0,5266244708835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2,2,0,-3,-1,-1,1,-2,-3,-1,1,-2,2,-3,2,2,0,-1,2,-2,-1,0,-3,-3,-3,2,0,1,2,1,-2,0,-1,-1,-3,-2,0,-2,0,1,2,1,-2,2,2,-3,2,-3,-3,0,1,-2,2,-2,-2,-2,2,-1,2,0,2,2,-1,-1,-3,-2,1,0]</text:p>
          </table:table-cell>
          <table:table-cell office:value-type="float" office:value="0.528141395209023" calcext:value-type="float">
            <text:p>0,5281413952090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-3,1,0,-3,1,-3,2,-1,1,-1,-2,2,-2,1,0,-2,2,1,0,0,-3,0,2,1,-3,1,-2,2,0,-3,-3,-1,-2,-1,1,-2,0,3,1,1,-1,-3,-3,-2,1,-3,-1,0,1,1,2,-3,2]</text:p>
          </table:table-cell>
          <table:table-cell office:value-type="float" office:value="0.528646069375974" calcext:value-type="float">
            <text:p>0,5286460693759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-3,0,-2,-3,-3,-3,1,-3,-2,1,1,0,-2,2,-2,2,-2,2,-3,0,-2,1,-1,-3,-1,1,-2,1,-2,2,0,-1,-2,0,0,0,2,-1,2,-3,2,-3,-1,-2,-2,0,2,0,-1,2,2,2,-1,-1,1,2,-2,-3,0,-2,2,2,2,-1,-3,-2,-2,0,-2,0,-3,-1]</text:p>
          </table:table-cell>
          <table:table-cell office:value-type="float" office:value="0.532165387826003" calcext:value-type="float">
            <text:p>0,5321653878260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2,-1,1,2,0,3,-3,1,-1,-3,-3,-2,1,1,-1,0,0,1,2,-3,2]</text:p>
          </table:table-cell>
          <table:table-cell office:value-type="float" office:value="0.536159180343549" calcext:value-type="float">
            <text:p>0,5361591803435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2,-1,2,-2,1,-1,-3,2,-1,1,2,-3,-2,-3,-2,-3,0,-2,-2,2,-2,1,1,0,0,-1,-1,2,-2,-2,2,0,-3,-3,-1,-2,-1,1,2,0,-2,-2,2,-3,1,2,-3,1,1,-3,0,0,1,2,-3,2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1,0,2,-1,1,-2,1,2,-1,-2,2,-2,0,1,1,-3,1,-1,1,-2,0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3,3,-2,1,-3,1,1,2,1,-1,-3,2,-2,-1,2,3,1,-1,-3,2,-1,1,2,-3,0,-2,0,-2,-2,0,-1,2,2,0,0,1,-3,-1,-1,2,-2,-2,2,0,-3,-3,-1,-2,-1,1,2,-1,3,-2,2,-3,1,2,-3,1,1,-3,0,0,1,2,-3,2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45038224959192" calcext:value-type="float">
            <text:p>0,545038224959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3,-3,0,2,2,0,-3,-1,-1,1,-2,-3,-1,1,-2,2,-3,2,2,3,-1,2,-2,-1,0,-3,-3,-3,2,0,1,2,1,-2,0,-1,-1,-3,-2,0,-2,0,1,2,1,-2,2,2,-3,2,-3,-3,0,-2,-2,2,-2,-2,-2,2,-1,2,0,2,2,-1,-1,-3,-2,2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46991773247094" calcext:value-type="float">
            <text:p>0,5469917732470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4942394074764" calcext:value-type="float">
            <text:p>0,549423940747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-3,-1,2,1,-1,2,-2,-3,-3,2,-2,-1,2,-2,1,-1,-3,2,-1,1,-2,-3,0,-2,0,-2,-2,0,-1,2,2,0,0,1,-3,-1,-1,2,-2,-2,2,-2,-3,-3,-1,-2,-1,2,2,0,3,1,1,-1,-3,-3,-2,1,3,-3,1,1,-3,-3,2,0]</text:p>
          </table:table-cell>
          <table:table-cell office:value-type="float" office:value="0.550878086936363" calcext:value-type="float">
            <text:p>0,5508780869363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1,1,2,-2,1,-3,1,1,-3,-2,2,2,-2,2,2,-3,-2,-2,2,2,-3,-2,1,2,0,0,-1,-2,-1,0,-2,-3,2,0,-2,-1,0,1,0,-3,1,1,0,0,0,1,2,-1,-2,2,-2,0,1,1,-3,1,-1,1,-2,0]</text:p>
          </table:table-cell>
          <table:table-cell office:value-type="float" office:value="0.551361950083609" calcext:value-type="float">
            <text:p>0,5513619500836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553293171233238" calcext:value-type="float">
            <text:p>0,5532931712332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0,2,-3,2,1,-2,-2,-2,-3,-3,2,-2,0,-1,2,1,-1,-2,-3,-3,2,-1,-1,1,-1,-2,1,-1,-3,2,-1,1,2,-3,0,-2,0,-2,-2,0,-1,2,2,0,0,1,-3,-1,2,2,-2,-2,2,0,2,-3,-3,-2,-1,1,2,0,3,1,1,-1,-3,-3,-2,1,3,0,0,0,1,2,-3,2]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2,-2,-1,2,-2,1,-1,-3,2,-1,1,-2,-3,0,-2,0,-2,-2,0,-1,2,2,0,0,1,-3,-1,-1,2,-2,-2,2,-2,-1,-3,-1,-1,0,2,-1,1,-2,-2,2,-3,1,2,-3,1,1,-3,0,0,1,2,-3,2]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-2,1,1,-3,-1,2,1,2,-3,0,-1,-2,0,-2,-3,2,-3,-3,2,1,2,-3,-3,-2,-1,0,0,-2,2,1,-2,1,-3,1,2,-3,1,1,-1,0,0,1,2,-3,2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-1,2,0,-3,1,0,2,2,0,0,2,-2,-2,-2,2,-2,-1,2,-1,0,2,-1,2,-3,-1,-2,-3,0,2,-2,1,-3,1,0,0,-3,0,2,-1,-1,0,2,-1,-3,2,2,-1,2,2,-1,0,1,1,-2,2,2,2,-1,0,0,-1,-1,2,-2,1,1,0,1]</text:p>
          </table:table-cell>
          <table:table-cell office:value-type="float" office:value="0.570847323429537" calcext:value-type="float">
            <text:p>0,5708473234295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-1,-3,2,0,-3,-2,0,-2,0,-2,1,-2,0,-3,-2,1,0,1,2,2,-3,2,-1,-1,-1,1,-1,1,-1,1,-2,2,2,-2,2,-1,2,-3,2,-3,-2,0,2,2,0,-1,-3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-2,1,0,1,-1,-2,1,1,-3,-1,2,1,-1,-1,1,0,-1,-3,-2,0,1,-1,1,1,-1,-3,-3,-2,-3,-2,0,1,1,-2,-2,-3,1,0,0,1,1,-2,0,2,2,0,0,0,2,2]</text:p>
          </table:table-cell>
          <table:table-cell office:value-type="float" office:value="0.578273291792038" calcext:value-type="float">
            <text:p>0,5782732917920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0,2,-1,0,1,0,1,-3,-1,0,0,2,-3,2,-3,1,0,1,-1,-3,-3,-2,-1,2,2,-1,-2,1,-1,-3,1,-3,0,0,0,-3,-2,1,-3,0,-3,0,0,-2,0,2,0,-3,0,-3,-2,1,-1,2,-3,-2,0,-1,1,-2,-1,-3,0,-2,2,0,-2,-1,-1,2,0,2,1,1,2,-1]</text:p>
          </table:table-cell>
          <table:table-cell office:value-type="float" office:value="0.589236794506249" calcext:value-type="float">
            <text:p>0,5892367945062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0,2,-3,0,-2,0,-2,-2,0,-1,2,2,0,0,1,-3,-1,-1,2,-2,-2,2,0,-1,-3,-1,-1,0,-3,1,1,-2,-2,1,-3,1,2,-3,1,1,-1,0,0,1,2,-3,2]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-3,-3,0,1,-3,-1,-3,-2,2,0,0,1,-2,-2,1,-3,2,1,-3,-2,0,1,-3,2,-3,-3,-2,-3,2,0,-2,-3,1,2,1,-2,-2,-2,2,0,2,0,-1,0,-1,2,2,2,-3,-1,1,-3,-1,-2,0,0,-1,2,1,1]</text:p>
          </table:table-cell>
          <table:table-cell office:value-type="float" office:value="0.59194594347795" calcext:value-type="float">
            <text:p>0,591945943477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0,1,-3,-2,-3,0,2,-2,-1,2,-3,-1,-1,-3,0,-2,1,0,0,0,0,-3,-2,2,-3,0,-2,-2,-2,1,2,2,0,2,-3,0,-1,2,1,1,-2,-2,-1,-1,0,-2,2,-1,-2,-2,0,1,-3,-1,-3,-2,-2,-2,-1,0,0,-2,-2,-3,2,-3,0,-1,1,0,2]</text:p>
          </table:table-cell>
          <table:table-cell office:value-type="float" office:value="0.592846242011085" calcext:value-type="float">
            <text:p>0,5928462420110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-2,1,0,-2,2,-1,0,2,-1,0,0,1,-3,1,0,0,2,-1,-3,-1,-1,0,-3,1,1,-2,-2,1,-3,1,2,-3,1,1,2,-2,2,1,-3,0,-1]</text:p>
          </table:table-cell>
          <table:table-cell office:value-type="float" office:value="0.597327380922723" calcext:value-type="float">
            <text:p>0,5973273809227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600888231426333" calcext:value-type="float">
            <text:p>0,6008882314263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1,-2,-3,-3,-2,-3,2,2,-1,-1,-3,-2,0,-3,-1,0,1,-1,0,-2,0,-2,-2,-3,1,-3,0,1,0,0,1,-3,-2,0,2,1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3,-3,2,2,-1,2,1,2,-2,-2,-2,-1,-1,0,0,-2,2,-3,1,0,0,-3,1,1,2,-3,-2,-3,-2,1,-3,1,-2,0,-3,-3,-3,-3,-3,1,-3,-1,-3,-3,-3,2,-2,-3,-2,2,0,0,1,1,-2,-3,-2,-2,2,-2,1,1,0,0,-3,0,-2,1,0,-1,-3,2,2,2,0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1,-1,0,-2,0,2,-2,-3,-3,-2,2,-3,-1,1,0,0,2,-3,0,0,-3,-1,-2,2,0,-1,-3,-2,0,-1,-2,-2,0,-1,1,2,-3,-3,2,-1,-3,-3,1,2,0,1,0,-3,-2,-2,2,-3,-2,0,-1,2,-3,0,1,-3,2,2,0,0,-3,0,-1,2,-3,0,0,1,-2,-2,-1,2]</text:p>
          </table:table-cell>
          <table:table-cell office:value-type="float" office:value="0.6048691318514" calcext:value-type="float">
            <text:p>0,604869131851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606630035524124" calcext:value-type="float">
            <text:p>0,606630035524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-1,-2,-3,-2,2,-1,2,0,1,-2,-1,2,2,-2,1,1,-1,-1,-3,-2,1,-1,1,-3,-2,0,1,-2,-2,-1,-3,-2,0,-1,-1,1,-3,-3,-3,-2,1,-3,1,2,2,-2,0,2,1,1,2,2,-1,0,2,-3,0,-3,2,-2,1,1,-1,-2,-3,-3,-1,-1,1,2,1,-2,-1,2,0]</text:p>
          </table:table-cell>
          <table:table-cell office:value-type="float" office:value="0.614057543449038" calcext:value-type="float">
            <text:p>0,6140575434490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2,-1,-1,1,-2,1,-2,0,-1,-3,-2,-1,-2,-1,-3,2,1,2,0,-2,0,-3,-2,-1,-2,-2,2,2,-2,-1,-3,-3,-3,0,0,-2,0,2,1,1,-2,-1,-3,-1,1,0,0,2,1,2,-1,-1,0,-2,1,2,-3,-3,0,2,2,-2,-1,-3,2,-3,-1,1,2,1,-1,1,-3,1,-3,-2]</text:p>
          </table:table-cell>
          <table:table-cell office:value-type="float" office:value="0.615358973824764" calcext:value-type="float">
            <text:p>0,6153589738247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24393038611632" calcext:value-type="float">
            <text:p>0,6243930386116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0,-1,2,1,-1,-2,-3,-3,2,-1,-1,3,2,2,2,-1,0,1,-3,2,-1,1,-1,-3,1,3,1,0,-2,2,3,0,0,-3,0,0,1,-3,1,0,1,2,-1,-3,-1,-1,0,2,-1,1,-2,-2,2,-3,1,2,-1,1,1,-3,0,0,1,2,-3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-3,2,1,-1,0,0,1,3,1,-2,0,1,2,-1,2,2,-1,2,-1,-1,1,-1,0,1,0,-3,1,-3,2,-1,1,-1,-2,2,-1,1,0,-2,2,-1,0,2,-1,0,0,1,-3,1,0,0,2,-1,-3,-1,-1,0,-3,1,1,-2,-2,1,0,0,1,1,-2,1,-1,2,1,0,2,-1,-3]</text:p>
          </table:table-cell>
          <table:table-cell office:value-type="float" office:value="0.629920629920945" calcext:value-type="float">
            <text:p>0,6299206299209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33719180710194" calcext:value-type="float">
            <text:p>0,6337191807101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3,2,1,0,-2,-3,-3,-3,2,-2,3,-1,2,1,1,2,3,-1,-3,2,-2,-1,2,-2,1,-1,-3,2,-1,1,2,-3,0,-2,0,-2,-2,0,-1,2,2,0,0,1,-3,-1,-3,2,-2,0,2,0,-3,-3,-1,-1,0,-3,1,1,-2,-2,1,-3,1,2,-3,1,0,-1,0,0,1,2,3,2]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2,-3,2,-3,1,1,1,1,0,2,0,2,-1,-1,2,0,2,2,1,0,-1,1,-1,2,1,-3,2,-3,2,1,-1,-1,-1,-3,-1,-1,2,-3,0,2,1,-1,-1,0,-3,-2,0,2,1,-3,0,-1,-2,0,2,-1,0,-3,-1,1,1,1,2,1,0,-2,-1,-2,2,-1,1,1,-2,1,2,-3,-1]</text:p>
          </table:table-cell>
          <table:table-cell office:value-type="float" office:value="0.640832791503889" calcext:value-type="float">
            <text:p>0,6408327915038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0,0,-1,-2,2,-2,-2,-1,-3,-1,1,2,0,-3,-3,-2,1,0,0,0,-3,-3,-2,0,-3,-3,2,0,-3,1,-2,-3,-2,-1,-1,-2,1,2,1,-3,2,-2,-3,0,1,1,-1,2,-2,1,-3,0,-3,2,1,0,-2,2,-2,2,-2,0,-1,-2,-3,1,0,-3,0,1,-1,2,2,0,1,2,2,1]</text:p>
          </table:table-cell>
          <table:table-cell office:value-type="float" office:value="0.64249513616836" calcext:value-type="float">
            <text:p>0,642495136168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-3,2,1,-1,0,0,1,2,1,-2,0,1,-2,-1,2,2,-1,1,-3,0,0,2,2,2,2,0,-3,1,0,-3,0,2,1,-1,-1,2,-3,2,1,0,-1,0,2,-3,-3,0,0,-3,1,-2,2,-2,2,1,2,-3,2,2,0,-3,0,2,-2,0,0,1,2,2,-3,2,1,0,2,-1,-3]</text:p>
          </table:table-cell>
          <table:table-cell office:value-type="float" office:value="0.651971369514541" calcext:value-type="float">
            <text:p>0,6519713695145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-1,-1,-2,0,2,1,2,-1,2,0,2,0,-1,2,2,-3,2,-1,0,0,-1,-3,1,-2,-2,-1,0,2,-2,0,2,0,-1,-3,1,-1,-2,-2,1,2,0,-2,2,2,-2,0,-3,-1,-3,0,-2,2,2,-1,-1,-1,0,2,-2,0,-3,-3,-2,-1,0,-2,-2,-1,-2,0,1,1,0,1]</text:p>
          </table:table-cell>
          <table:table-cell office:value-type="float" office:value="0.658483105326173" calcext:value-type="float">
            <text:p>0,6584831053261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-1,2,2,1,-2,2,2,0,2,-1,-3,2,-1,1,-3,-1,1,2,-2,-1,1,-2,1,-2,-1,2,0,-2,0,-3,-1,2,1,-2,-3,-3,-2,-1,-3,1,-3,0,2,1,-1,-3,0,-2,-3,2,-2,0,0,-1,2,-2,-2,1,-2,-2,-1,1,-3,2,2,-2,-2,-3,0,-3,-2,-2,1,-1,-1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2,-2,1,-1,-2,-1,2,2,-1,2,-1,-3,-1,0,-3,-3,-3,-2,2,-3,1,-2,1,-3,-2,0,2,-2,0,-1,-2,-2,0,-1,1,2,-3,-3,2,-1,-3,-3,1,2,0,1,0,-3,-2,-2,2,-3,-2,0,-1,2,-3,0,1,-3,2,2,0,0,-3,0,-1,2,-3,0,0,1,-2,-2,-1,2]</text:p>
          </table:table-cell>
          <table:table-cell office:value-type="float" office:value="0.676067057817985" calcext:value-type="float">
            <text:p>0,6760670578179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2,-1,1,2,-3,-2,-2,0,-2,-2,0,-1,2,2,0,0,1,-3,-1,-1,2,-2,-2,2,0,-3,-3,-1,-2,-1,1,2,0,3,-2,2,-3,1,2,-3,1,1,-3,0,0,1,2,-3,2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3,2,-3,1,0,-3,0,0,0,2,-3,-3,-1,2,1,1,0,1,-1,0,-2,1,2,-1,-1,0,0,-3,-1,2,-3,2,-2,-3,-3,-1,2,1,-1,-2,-2,1,-1,-3,-1,-2,2,-1,0,2,2,1,0,-3,-2,-1,2,0,-2,-3,0,0,-2,0,1,-3,1,-2,1,-2,1,1,-2,-2,-1,-1,-2]</text:p>
          </table:table-cell>
          <table:table-cell office:value-type="float" office:value="0.687022561492707" calcext:value-type="float">
            <text:p>0,687022561492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1,-1,-2,-2,2,-2,0,1,-3,-3,0,-1,1,-3,0,0,2,1,-1,0,0,2,0,-2,-2,-2,1,0,0,0,2,1,2,-1,2,2,0,0,-1,-3,0,1,2,-3,-2,2,2,-2,-1,-3,2,1,-1,-1,1,1,2,2,-3,1,-1,2,-2,0,-3,2,0,-2,-2,1,-3,-1,-1,-2,-3,2,-3]</text:p>
          </table:table-cell>
          <table:table-cell office:value-type="float" office:value="0.691664658631623" calcext:value-type="float">
            <text:p>0,6916646586316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1,1,2,-3,-2,-2,0,-2,-2,0,-1,2,2,0,0,1,-3,-1,-1,2,-2,-2,2,0,-3,-3,-1,-1,0,2,-1,1,-2,-2,2,-3,1,2,-3,1,1,-3,0,0,1,2,-3,2]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-3,-2,1,-2,-3,1,2,2,2,2,1,-1,2,-3,0,-3,2,-2,-2,0,0,1,-3,2,0,1,2,0,0,-2,-1,-2,0,2,-2,-2,0,-3,-3,2,-1,2,2,0,1,-2,-3,1,2,1,-1,2,1,-3,-2,-2,-2,2,0,-1,2,-2,-1,1,0,0,1,-3,2,-2,0,1,-3,-1,-2,0,1]</text:p>
          </table:table-cell>
          <table:table-cell office:value-type="float" office:value="0.702756477498903" calcext:value-type="float">
            <text:p>0,7027564774989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1,1,-2,2,0,0,1,1,-2,-1,1,-2,-1,-2,1,2,-1,-1,-3,-2,-2,-2,2,-3,-3,-1,0,0,2,-1,2,-1,-3,2,1,-2,0,2,-2,-3,-3,-1,-1,-1,0,-1,1,2,-1,-1,-2,-1,-2,1,-1,0,2,-3,1,-3,-3,-3,2,2,-1,-2,-2,0,-1,0,-1,-1,-2,-3,-2,1,1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-2,0,-2,-3,2,-3,-3,2,1,2,-3,-3,-2,-1,0,0,-2,-1,-2,0,-2,-3,0,-1,1,2,1,-2,-3,2,0,-3,0,0]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2,-1,1,-1,0,1,0,-3,1,-3,2,-1,1,-1,-2,2,0,0,1,-3,1,-3,2,2,1,1,2,2,-3,-3,-1,-3,-1,-2,-3,1,-2,-2,2,-3,2,1,-3,2,-1,0,-3,2,-2,1,-1,0,1,1,2,-3,2]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1,-2,0,-3,1,0,0,-3,1,1,1,1,2,-2,0,0,1,-3,2,1,-3,-1,-2,-2,-1,-1,-2,-3,0,-1,0,1,0,-1,1,-1,-3,-3,0,-2,-1,-3,2,-2,-2,1,-1,1,1,1,0,-3,-2,2,1,2,2,-1,0,-2,-1,-1,-1,-1,-3,-3,-3,-1,0,-2,0,1,0,1,-1,2,0]</text:p>
          </table:table-cell>
          <table:table-cell office:value-type="float" office:value="0.728468713581213" calcext:value-type="float">
            <text:p>0,7284687135812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0,-1,0,2,2,1,2,-2,-2,-1,2,-3,2,-1,-1,-2,-1,1,-1,-2,-1,0,0,-3,-1,-3,-3,0,2,2,-2,2,1,0,1,-2,-1,-1,1,0,0,2,-1,1,-3,-1,-1,-3,-2,-3,-1,2,-1,-1,-3,2,1,0,0,1,0,-2,-1,-1,-2,-3,-2,-1,1,-3,1,-3,-3,2,1,-1,-3]</text:p>
          </table:table-cell>
          <table:table-cell office:value-type="float" office:value="0.733939143707887" calcext:value-type="float">
            <text:p>0,7339391437078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2,-2,-2,-1,-2,-1,-3,-3,-1,-2,-2,-2,-1,-3,-1,-1,-1,2,1,0,0,1,-3,0,2,2,-2,1,1,0,-1,-1,0,0,1,-3,-1,-3,-1,2,-1,-3,-1,2,-1,-3,1,1,-1,2,0,0,-1,-1,2,-2,-2,0,-1,-2,-3,-2,-1,2,1,2,1,1,-1,-1,2,-2,-1,1,-2,-1]</text:p>
          </table:table-cell>
          <table:table-cell office:value-type="float" office:value="0.751531769122238" calcext:value-type="float">
            <text:p>0,7515317691222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2,2,-1,1,-2,2,-1,0,1,0,2,2,-2,-3,-2,2,-1,0,-3,-1,-3,-1,2,-1,0,1,0,-3,2,-3,2,-2,1,0,1,0,1,-1,-1,2,-2,0,0,2,-1,-1,-1,0,-3,-3,-3,1,-1,-1,1,2,2,2,-3,0,-2,-1,1,1,0,0,-2,1,-2,1,-2,2,-3,-3,-2,-1,1]</text:p>
          </table:table-cell>
          <table:table-cell office:value-type="float" office:value="0.754011494165264" calcext:value-type="float">
            <text:p>0,7540114941652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0,-3,0,-1,-3,-1,-1,-1,-1,-1,-2,2,-1,0,-3,0,2,-3,-2,0,2,2,-1,0,-2,2,2,-3,-3,-1,-1,-1,0,-2,-1,1,-1,-3,2,0,0,-1,-1,1,2,2,-1,0,-2,-2,0,-3,-3,1,1,1,0,2,-3,-2,0,-2,-2,2,-3,1,-1,-3,-2,-2,-3,1,-3,0,2,-1]</text:p>
          </table:table-cell>
          <table:table-cell office:value-type="float" office:value="0.757539877938229" calcext:value-type="float">
            <text:p>0,7575398779382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1,-2,2,-3,-1,-1,-2,-2,-2,-1,-1,1,2,1,1,0,-1,0,-1,0,1,0,0,-2,-2,-2,-1,0,-2,1,-1,-3,2,-2,1,1,-3,1,-3,1,-2,-3,0,-1,-3,-3,1,-1,1,2,1,1,-3,-2,2,-2,1,0,1,-2,-3,0,-3,-1,-3,-1,2,1,2,-3,0,0,0,1,-2]</text:p>
          </table:table-cell>
          <table:table-cell office:value-type="float" office:value="0.768027777275449" calcext:value-type="float">
            <text:p>0,7680277772754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2,1,0,2,-3,0,0,1,-3,0,0,-3,2,2,-2,0,1,-3,-2,-1,-3,0,2,0,-2,-2,1,0,-2,0,1,-3,0,-1,1,2,-3,1,-1,-3,1,-2,-2,-1,-1,-1,0,2,-1,-2,-3,-2,0,-1,2,-1,1,2,1,1,2,-3,-1,-1,1,-1,-1,-1,-2,-2,-1,2,1,-2,1,1]</text:p>
          </table:table-cell>
          <table:table-cell office:value-type="float" office:value="0.773563184232549" calcext:value-type="float">
            <text:p>0,7735631842325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2,1,-1,-1,1,0,1,-2,-2,1,-2,-2,-1,-2,2,0,1,-2,1,2,2,-3,2,-3,-2,-2,-3,2,-1,-1,-3,1,-1,-2,2,-3,-2,-2,-2,-1,0,0,-1,0,0,2,-2,-3,-2,-3,-3,-1,-2,-1,-3,2,1,-1,-2,-1,0,2,2,2,0,0,2,-2,-2,2,-1,-1,-3,-2,-2,-1,0]</text:p>
          </table:table-cell>
          <table:table-cell office:value-type="float" office:value="0.802662236975595" calcext:value-type="float">
            <text:p>0,8026622369755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2,-2,0,1,-2,-2,1,0,-2,-1,0,2,-1,0,1,1,2,-3,0,-2,-2,-2,2,-3,-2,-3,-1,-1,0,-1,0,0,-3,-3,2,-2,-1,-1,-1,0,0,1,-2,-3,0,-1,-2,2,-1,-2,-3,-1,-1,2,-1,2,-1,-1,-1,-3,1,-2,2,2,2,-3,2,-2,0,0,-1,0,0,-3,1,0,-3]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162" calcext:value-type="float">
            <text:p>162</text:p>
          </table:table-cell>
        </table:table-row>
      </table:table>
      <table:table table:name="Ewolucja" table:style-name="ta1">
        <table:shapes>
          <draw:frame draw:z-index="0" draw:style-name="gr1" draw:text-style-name="P1" svg:width="15.999cm" svg:height="8.999cm" svg:x="13.956cm" svg:y="0.551cm">
            <draw:object draw:notify-on-update-of-ranges="Ewolucja.B3:Ewolucja.B20 Ewolucja.B3:Ewolucja.B20 Ewolucja.C2:Ewolucja.C2 Ewolucja.C3:Ewolucja.C20 Ewolucja.B3:Ewolucja.B20 Ewolucja.D2:Ewolucja.D2 Ewolucja.D3:Ewolucja.D20 Ewolucja.B3:Ewolucja.B20 Ewolucja.E2:Ewolucja.E2 Ewolucja.E3:Ewolucja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koleni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est chromosome's magnit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0.552091449578055" calcext:value-type="float">
            <text:p>0,5520914495780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0.450854619214379" calcext:value-type="float">
            <text:p>0,4508546192143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0.376178987717368" calcext:value-type="float">
            <text:p>0,3761789877173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0.335915397153895" calcext:value-type="float">
            <text:p>0,3359153971538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0.265602470776833" calcext:value-type="float">
            <text:p>0,2656024707768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0.250142047008082" calcext:value-type="float">
            <text:p>0,2501420470080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0.239267303527839" calcext:value-type="float">
            <text:p>0,23926730352783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0.24463108519497" calcext:value-type="float">
            <text:p>0,244631085194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0.260299000500151" calcext:value-type="float">
            <text:p>0,2602990005001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0.24909356381046" calcext:value-type="float">
            <text:p>0,249093563810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0.238702874045947" calcext:value-type="float">
            <text:p>0,2387028740459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0.23173130285144" calcext:value-type="float">
            <text:p>0,231731302851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0.191205790475816" calcext:value-type="float">
            <text:p>0,1912057904758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0.208175314901963" calcext:value-type="float">
            <text:p>0,2081753149019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0.213334174310327" calcext:value-type="float">
            <text:p>0,2133341743103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0.213034571292886" calcext:value-type="float">
            <text:p>0,2130345712928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0.201089092899388" calcext:value-type="float">
            <text:p>0,2010890928993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0.190572861962026" calcext:value-type="float">
            <text:p>0,190572861962026</text:p>
          </table:table-cell>
          <table:table-cell office:value-type="float" office:value="184" calcext:value-type="float">
            <text:p>184</text:p>
          </table:table-cell>
        </table:table-row>
      </table:table>
      <table:table table:name="Najlepsze chromosomy" table:style-name="ta1">
        <table:table-column table:style-name="co5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 najlepszych chromosomów z ewolucji + chromosom zerow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yniki dla turnieju 3x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sorted chromosomes'.A1:'sorted chromosomes'.D90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Najlepsze chromosomy'.C18:'Najlepsze chromosomy'.F2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14:49:57.0824554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15:28:16.153310849</dc:date>
    <meta:editing-duration>PT1H29M39S</meta:editing-duration>
    <meta:editing-cycles>4</meta:editing-cycles>
    <meta:generator>LibreOffice/6.4.6.2$Linux_X86_64 LibreOffice_project/40$Build-2</meta:generator>
    <meta:document-statistic meta:table-count="3" meta:cell-count="37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top" svg:x="5.227cm" svg:y="0.185cm" style:legend-expansion="wide" chart:style-name="ch2"/>
        <chart:plot-area chart:style-name="ch3" table:cell-range-address="Ewolucja.B2:Ewolucja.E20" chart:data-source-has-labels="both" svg:x="1.331cm" svg:y="0.963cm" svg:width="14.349cm" svg:height="6.876cm">
          <chartooo:coordinate-region svg:x="2.058cm" svg:y="1.162cm" svg:width="13.435cm" svg:height="6.03cm"/>
          <chart:axis chart:dimension="x" chart:name="primary-x" chart:style-name="ch4" chartooo:axis-type="auto">
            <chart:title svg:x="7.72cm" svg:y="8.019cm" chart:style-name="ch5">
              <text:p>Pokolenie</text:p>
            </chart:title>
            <chart:categories table:cell-range-address="Ewolucja.B3:Ewolucja.B20"/>
          </chart:axis>
          <chart:axis chart:dimension="y" chart:name="primary-y" chart:style-name="ch4">
            <chart:title svg:x="0.451cm" svg:y="4.961cm" chart:style-name="ch6">
              <text:p>Balans</text:p>
            </chart:title>
            <chart:grid chart:style-name="ch7" chart:class="major"/>
          </chart:axis>
          <chart:series chart:style-name="ch8" chart:values-cell-range-address="Ewolucja.C3:Ewolucja.C20" chart:label-cell-address="Ewolucja.C2:Ewolucja.C2" chart:class="chart:scatter">
            <chart:domain table:cell-range-address="Ewolucja.B3:Ewolucja.B20"/>
            <chart:data-point chart:repeated="18"/>
          </chart:series>
          <chart:series chart:style-name="ch9" chart:values-cell-range-address="Ewolucja.D3:Ewolucja.D20" chart:label-cell-address="Ewolucja.D2:Ewolucja.D2" chart:class="chart:scatter">
            <chart:data-point chart:repeated="18"/>
          </chart:series>
          <chart:series chart:style-name="ch10" chart:values-cell-range-address="Ewolucja.E3:Ewolucja.E20" chart:label-cell-address="Ewolucja.E2:Ewolucja.E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IN</text:p>
                <draw:g>
                  <svg:desc>Ewolucja.C2:Ewolucja.C2</svg:desc>
                </draw:g>
              </table:table-cell>
              <table:table-cell office:value-type="string">
                <text:p>MAX</text:p>
                <draw:g>
                  <svg:desc>Ewolucja.D2:Ewolucja.D2</svg:desc>
                </draw:g>
              </table:table-cell>
              <table:table-cell office:value-type="string">
                <text:p>AVG</text:p>
                <draw:g>
                  <svg:desc>Ewolucja.E2:Ewolucja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.154919333848297">
                <text:p>0.154919333848297</text:p>
                <draw:g>
                  <svg:desc>Ewolucja.C3:Ewolucja.C20</svg:desc>
                </draw:g>
              </table:table-cell>
              <table:table-cell office:value-type="float" office:value="0.832025640630544">
                <text:p>0.832025640630544</text:p>
                <draw:g>
                  <svg:desc>Ewolucja.D3:Ewolucja.D20</svg:desc>
                </draw:g>
              </table:table-cell>
              <table:table-cell office:value-type="float" office:value="0.552091449578055">
                <text:p>0.552091449578055</text:p>
                <draw:g>
                  <svg:desc>Ewolucja.E3:Ewolucja.E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0.7170309151866">
                <text:p>0.7170309151866</text:p>
              </table:table-cell>
              <table:table-cell office:value-type="float" office:value="0.450854619214379">
                <text:p>0.450854619214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0.718888030224457">
                <text:p>0.718888030224457</text:p>
              </table:table-cell>
              <table:table-cell office:value-type="float" office:value="0.376178987717368">
                <text:p>0.376178987717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53605385534728">
                <text:p>0.653605385534728</text:p>
              </table:table-cell>
              <table:table-cell office:value-type="float" office:value="0.335915397153895">
                <text:p>0.335915397153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0.638748776906852">
                <text:p>0.638748776906852</text:p>
              </table:table-cell>
              <table:table-cell office:value-type="float" office:value="0.265602470776833">
                <text:p>0.265602470776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0.565685424949238">
                <text:p>0.565685424949238</text:p>
              </table:table-cell>
              <table:table-cell office:value-type="float" office:value="0.250142047008082">
                <text:p>0.25014204700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60475988186232">
                <text:p>0.560475988186232</text:p>
              </table:table-cell>
              <table:table-cell office:value-type="float" office:value="0.239267303527839">
                <text:p>0.239267303527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90592922409336">
                <text:p>0.590592922409336</text:p>
              </table:table-cell>
              <table:table-cell office:value-type="float" office:value="0.24463108519497">
                <text:p>0.24463108519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94742158406028">
                <text:p>0.694742158406028</text:p>
              </table:table-cell>
              <table:table-cell office:value-type="float" office:value="0.260299000500151">
                <text:p>0.260299000500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0.562375912239017">
                <text:p>0.562375912239017</text:p>
              </table:table-cell>
              <table:table-cell office:value-type="float" office:value="0.24909356381046">
                <text:p>0.24909356381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89353314760068">
                <text:p>0.489353314760068</text:p>
              </table:table-cell>
              <table:table-cell office:value-type="float" office:value="0.238702874045947">
                <text:p>0.238702874045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0.23173130285144">
                <text:p>0.231731302851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62457205227323">
                <text:p>0.462457205227323</text:p>
              </table:table-cell>
              <table:table-cell office:value-type="float" office:value="0.191205790475816">
                <text:p>0.191205790475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76655011512519">
                <text:p>0.476655011512519</text:p>
              </table:table-cell>
              <table:table-cell office:value-type="float" office:value="0.208175314901963">
                <text:p>0.208175314901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0.213334174310327">
                <text:p>0.213334174310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78887599895146">
                <text:p>0.478887599895146</text:p>
              </table:table-cell>
              <table:table-cell office:value-type="float" office:value="0.213034571292886">
                <text:p>0.213034571292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0.201089092899388">
                <text:p>0.2010890928993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93693562175297">
                <text:p>0.493693562175297</text:p>
              </table:table-cell>
              <table:table-cell office:value-type="float" office:value="0.190572861962026">
                <text:p>0.19057286196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